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3125in" fo:margin-left="0in" fo:margin-top="0in" fo:margin-bottom="0in" table:align="left"/>
    </style:style>
    <style:style style:name="Table1.A" style:family="table-column">
      <style:table-column-properties style:column-width="3.1451in"/>
    </style:style>
    <style:style style:name="Table1.B" style:family="table-column">
      <style:table-column-properties style:column-width="3.1667in"/>
    </style:style>
    <style:style style:name="Table1.1" style:family="table-row">
      <style:table-row-properties style:min-row-height="0.4792in" fo:keep-together="auto"/>
    </style:style>
    <style:style style:name="Table1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.B1" style:family="table-cell">
      <style:table-cell-properties style:vertical-align="" fo:padding="0.1111in" fo:border="0.5pt solid #000000"/>
    </style:style>
    <style:style style:name="Table1.2" style:family="table-row">
      <style:table-row-properties style:min-row-height="0.4896in" fo:keep-together="auto"/>
    </style:style>
    <style:style style:name="Table2" style:family="table">
      <style:table-properties style:width="6.6924in" fo:margin-left="0in" fo:margin-top="0in" fo:margin-bottom="0in" table:align="left"/>
    </style:style>
    <style:style style:name="Table2.A" style:family="table-column">
      <style:table-column-properties style:column-width="3.2958in"/>
    </style:style>
    <style:style style:name="Table2.B" style:family="table-column">
      <style:table-column-properties style:column-width="3.3958in"/>
    </style:style>
    <style:style style:name="Table2.1" style:family="table-row">
      <style:table-row-properties style:min-row-height="0.4792in" fo:keep-together="auto"/>
    </style:style>
    <style:style style:name="Table2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2.B1" style:family="table-cell">
      <style:table-cell-properties style:vertical-align="" fo:padding="0.1111in" fo:border="0.5pt solid #000000"/>
    </style:style>
    <style:style style:name="Table2.2" style:family="table-row">
      <style:table-row-properties style:min-row-height="0.7604in" fo:keep-together="auto"/>
    </style:style>
    <style:style style:name="Table2.3" style:family="table-row">
      <style:table-row-properties style:min-row-height="0.4896in" fo:keep-together="auto"/>
    </style:style>
    <style:style style:name="Table3" style:family="table">
      <style:table-properties style:width="6.6979in" fo:margin-left="0in" fo:margin-top="0in" fo:margin-bottom="0in" table:align="left"/>
    </style:style>
    <style:style style:name="Table3.A" style:family="table-column">
      <style:table-column-properties style:column-width="0.7806in"/>
    </style:style>
    <style:style style:name="Table3.B" style:family="table-column">
      <style:table-column-properties style:column-width="1.6563in"/>
    </style:style>
    <style:style style:name="Table3.C" style:family="table-column">
      <style:table-column-properties style:column-width="2.2083in"/>
    </style:style>
    <style:style style:name="Table3.D" style:family="table-column">
      <style:table-column-properties style:column-width="2.0521in"/>
    </style:style>
    <style:style style:name="Table3.1" style:family="table-row">
      <style:table-row-properties style:min-row-height="0.4792in" fo:keep-together="auto"/>
    </style:style>
    <style:style style:name="Table3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3.B1" style:family="table-cell">
      <style:table-cell-properties style:vertical-align="" fo:padding="0.1111in" fo:border="0.5pt solid #000000"/>
    </style:style>
    <style:style style:name="Table3.2" style:family="table-row">
      <style:table-row-properties style:min-row-height="0.7604in" fo:keep-together="auto"/>
    </style:style>
    <style:style style:name="Table3.4" style:family="table-row">
      <style:table-row-properties style:min-row-height="0.4896in" fo:keep-together="auto"/>
    </style:style>
    <style:style style:name="Table4" style:family="table">
      <style:table-properties style:width="6.6042in" fo:margin-left="0in" fo:margin-top="0in" fo:margin-bottom="0in" table:align="left"/>
    </style:style>
    <style:style style:name="Table4.A" style:family="table-column">
      <style:table-column-properties style:column-width="1.3542in"/>
    </style:style>
    <style:style style:name="Table4.B" style:family="table-column">
      <style:table-column-properties style:column-width="1.25in"/>
    </style:style>
    <style:style style:name="Table4.D" style:family="table-column">
      <style:table-column-properties style:column-width="1.2507in"/>
    </style:style>
    <style:style style:name="Table4.E" style:family="table-column">
      <style:table-column-properties style:column-width="1.4993in"/>
    </style:style>
    <style:style style:name="Table4.1" style:family="table-row">
      <style:table-row-properties style:min-row-height="0.4792in" fo:keep-together="auto"/>
    </style:style>
    <style:style style:name="Table4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4.B1" style:family="table-cell">
      <style:table-cell-properties style:vertical-align="" fo:padding="0.1111in" fo:border="0.5pt solid #000000"/>
    </style:style>
    <style:style style:name="Table4.2" style:family="table-row">
      <style:table-row-properties style:min-row-height="0.4896in" fo:keep-together="auto"/>
    </style:style>
    <style:style style:name="Table5" style:family="table">
      <style:table-properties style:width="6.5521in" fo:margin-left="0in" fo:margin-top="0in" fo:margin-bottom="0in" table:align="left"/>
    </style:style>
    <style:style style:name="Table5.A" style:family="table-column">
      <style:table-column-properties style:column-width="1.1458in"/>
    </style:style>
    <style:style style:name="Table5.B" style:family="table-column">
      <style:table-column-properties style:column-width="1.25in"/>
    </style:style>
    <style:style style:name="Table5.E" style:family="table-column">
      <style:table-column-properties style:column-width="1.6563in"/>
    </style:style>
    <style:style style:name="Table5.1" style:family="table-row">
      <style:table-row-properties style:min-row-height="0.4792in" fo:keep-together="auto"/>
    </style:style>
    <style:style style:name="Table5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5.B1" style:family="table-cell">
      <style:table-cell-properties style:vertical-align="" fo:padding="0.1111in" fo:border="0.5pt solid #000000"/>
    </style:style>
    <style:style style:name="Table5.2" style:family="table-row">
      <style:table-row-properties style:min-row-height="0.4896in" fo:keep-together="auto"/>
    </style:style>
    <style:style style:name="Table6" style:family="table">
      <style:table-properties style:width="6.625in" fo:margin-left="0in" fo:margin-top="0in" fo:margin-bottom="0in" table:align="left"/>
    </style:style>
    <style:style style:name="Table6.A" style:family="table-column">
      <style:table-column-properties style:column-width="1.9688in"/>
    </style:style>
    <style:style style:name="Table6.B" style:family="table-column">
      <style:table-column-properties style:column-width="1.3854in"/>
    </style:style>
    <style:style style:name="Table6.C" style:family="table-column">
      <style:table-column-properties style:column-width="3.2708in"/>
    </style:style>
    <style:style style:name="Table6.1" style:family="table-row">
      <style:table-row-properties style:min-row-height="0.4792in" fo:keep-together="auto"/>
    </style:style>
    <style:style style:name="Table6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6.B1" style:family="table-cell">
      <style:table-cell-properties style:vertical-align="" fo:padding="0.1111in" fo:border="0.5pt solid #000000"/>
    </style:style>
    <style:style style:name="Table6.2" style:family="table-row">
      <style:table-row-properties style:min-row-height="0.4896in" fo:keep-together="auto"/>
    </style:style>
    <style:style style:name="Table7" style:family="table">
      <style:table-properties style:width="7.2813in" fo:margin-left="0in" fo:margin-top="0in" fo:margin-bottom="0in" table:align="left"/>
    </style:style>
    <style:style style:name="Table7.A" style:family="table-column">
      <style:table-column-properties style:column-width="1.7292in"/>
    </style:style>
    <style:style style:name="Table7.B" style:family="table-column">
      <style:table-column-properties style:column-width="2.8229in"/>
    </style:style>
    <style:style style:name="Table7.C" style:family="table-column">
      <style:table-column-properties style:column-width="2.7292in"/>
    </style:style>
    <style:style style:name="Table7.1" style:family="table-row">
      <style:table-row-properties style:min-row-height="0.4792in" fo:keep-together="auto"/>
    </style:style>
    <style:style style:name="Table7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7.B1" style:family="table-cell">
      <style:table-cell-properties style:vertical-align="" fo:padding="0.1111in" fo:border="0.5pt solid #000000"/>
    </style:style>
    <style:style style:name="Table7.2" style:family="table-row">
      <style:table-row-properties style:min-row-height="0.4896in" fo:keep-together="auto"/>
    </style:style>
    <style:style style:name="Table8" style:family="table">
      <style:table-properties style:width="7.4688in" fo:margin-left="0in" fo:margin-top="0in" fo:margin-bottom="0in" table:align="left"/>
    </style:style>
    <style:style style:name="Table8.A" style:family="table-column">
      <style:table-column-properties style:column-width="1.0417in"/>
    </style:style>
    <style:style style:name="Table8.B" style:family="table-column">
      <style:table-column-properties style:column-width="2.9271in"/>
    </style:style>
    <style:style style:name="Table8.C" style:family="table-column">
      <style:table-column-properties style:column-width="3.5in"/>
    </style:style>
    <style:style style:name="Table8.1" style:family="table-row">
      <style:table-row-properties style:min-row-height="0.4792in" fo:keep-together="auto"/>
    </style:style>
    <style:style style:name="Table8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8.B1" style:family="table-cell">
      <style:table-cell-properties style:vertical-align="" fo:padding="0.1111in" fo:border="0.5pt solid #000000"/>
    </style:style>
    <style:style style:name="Table8.2" style:family="table-row">
      <style:table-row-properties style:min-row-height="0.7604in" fo:keep-together="auto"/>
    </style:style>
    <style:style style:name="Table8.3" style:family="table-row">
      <style:table-row-properties style:min-row-height="1.0313in" fo:keep-together="auto"/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/>
    </style:style>
    <style:style style:name="P26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40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49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32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44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45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35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51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46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47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37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41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39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43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56" style:family="paragraph" style:parent-style-name="Standard" style:list-style-name="WWNum38">
      <style:paragraph-properties fo:margin-left="0.5in" fo:margin-right="0in" fo:text-indent="-0.25in" style:auto-text-indent="false"/>
    </style:style>
    <style:style style:name="P5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48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63" style:family="paragraph" style:parent-style-name="Standard" style:list-style-name="WWNum30">
      <style:paragraph-properties fo:margin-left="0.5in" fo:margin-right="0in" fo:text-indent="-0.25in" style:auto-text-indent="false"/>
    </style:style>
    <style:style style:name="P6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6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67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68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6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0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71" style:family="paragraph" style:parent-style-name="Standard" style:list-style-name="WWNum50">
      <style:paragraph-properties fo:margin-left="0.5in" fo:margin-right="0in" fo:text-indent="-0.25in" style:auto-text-indent="false"/>
    </style:style>
    <style:style style:name="P72" style:family="paragraph" style:parent-style-name="Standard" style:list-style-name="WWNum33">
      <style:paragraph-properties fo:margin-left="0.5in" fo:margin-right="0in" fo:text-indent="-0.25in" style:auto-text-indent="false"/>
    </style:style>
    <style:style style:name="P73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P74" style:family="paragraph" style:parent-style-name="Standard" style:list-style-name="WWNum42">
      <style:paragraph-properties fo:margin-left="0.5in" fo:margin-right="0in" fo:text-indent="-0.25in" style:auto-text-indent="false"/>
    </style:style>
    <style:style style:name="P7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76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77" style:family="paragraph" style:parent-style-name="Standard" style:list-style-name="WWNum21">
      <style:paragraph-properties fo:margin-left="1in" fo:margin-right="0in" fo:text-indent="-0.25in" style:auto-text-indent="false"/>
    </style:style>
    <style:style style:name="P78" style:family="paragraph" style:parent-style-name="Standard" style:list-style-name="WWNum10">
      <style:paragraph-properties fo:margin-left="1in" fo:margin-right="0in" fo:text-indent="-0.25in" style:auto-text-indent="false"/>
    </style:style>
    <style:style style:name="P79" style:family="paragraph" style:parent-style-name="Standard" style:list-style-name="WWNum40">
      <style:paragraph-properties fo:margin-left="1in" fo:margin-right="0in" fo:text-indent="-0.25in" style:auto-text-indent="false"/>
    </style:style>
    <style:style style:name="P80" style:family="paragraph" style:parent-style-name="Standard" style:list-style-name="WWNum49">
      <style:paragraph-properties fo:margin-left="1in" fo:margin-right="0in" fo:text-indent="-0.25in" style:auto-text-indent="false"/>
    </style:style>
    <style:style style:name="P81" style:family="paragraph" style:parent-style-name="Standard" style:list-style-name="WWNum16">
      <style:paragraph-properties fo:margin-left="1in" fo:margin-right="0in" fo:text-indent="-0.25in" style:auto-text-indent="false"/>
    </style:style>
    <style:style style:name="P82" style:family="paragraph" style:parent-style-name="Standard" style:list-style-name="WWNum45">
      <style:paragraph-properties fo:margin-left="1in" fo:margin-right="0in" fo:text-indent="-0.25in" style:auto-text-indent="false"/>
    </style:style>
    <style:style style:name="P83" style:family="paragraph" style:parent-style-name="Standard" style:list-style-name="WWNum14">
      <style:paragraph-properties fo:margin-left="1in" fo:margin-right="0in" fo:text-indent="-0.25in" style:auto-text-indent="false"/>
    </style:style>
    <style:style style:name="P84" style:family="paragraph" style:parent-style-name="Standard" style:list-style-name="WWNum35">
      <style:paragraph-properties fo:margin-left="1in" fo:margin-right="0in" fo:text-indent="-0.25in" style:auto-text-indent="false"/>
    </style:style>
    <style:style style:name="P85" style:family="paragraph" style:parent-style-name="Standard" style:list-style-name="WWNum46">
      <style:paragraph-properties fo:margin-left="1in" fo:margin-right="0in" fo:text-indent="-0.25in" style:auto-text-indent="false"/>
    </style:style>
    <style:style style:name="P86" style:family="paragraph" style:parent-style-name="Standard" style:list-style-name="WWNum6">
      <style:paragraph-properties fo:margin-left="1in" fo:margin-right="0in" fo:text-indent="-0.25in" style:auto-text-indent="false"/>
    </style:style>
    <style:style style:name="P87" style:family="paragraph" style:parent-style-name="Standard" style:list-style-name="WWNum37">
      <style:paragraph-properties fo:margin-left="1in" fo:margin-right="0in" fo:text-indent="-0.25in" style:auto-text-indent="false"/>
    </style:style>
    <style:style style:name="P88" style:family="paragraph" style:parent-style-name="Standard" style:list-style-name="WWNum43">
      <style:paragraph-properties fo:margin-left="1in" fo:margin-right="0in" fo:text-indent="-0.25in" style:auto-text-indent="false"/>
    </style:style>
    <style:style style:name="P89" style:family="paragraph" style:parent-style-name="Standard" style:list-style-name="WWNum5">
      <style:paragraph-properties fo:margin-left="1in" fo:margin-right="0in" fo:text-indent="-0.25in" style:auto-text-indent="false"/>
    </style:style>
    <style:style style:name="P90" style:family="paragraph" style:parent-style-name="Standard" style:list-style-name="WWNum1">
      <style:paragraph-properties fo:margin-left="1in" fo:margin-right="0in" fo:text-indent="-0.25in" style:auto-text-indent="false"/>
    </style:style>
    <style:style style:name="P91" style:family="paragraph" style:parent-style-name="Standard" style:list-style-name="WWNum48">
      <style:paragraph-properties fo:margin-left="1in" fo:margin-right="0in" fo:text-indent="-0.25in" style:auto-text-indent="false"/>
    </style:style>
    <style:style style:name="P92" style:family="paragraph" style:parent-style-name="Standard" style:list-style-name="WWNum34">
      <style:paragraph-properties fo:margin-left="1in" fo:margin-right="0in" fo:text-indent="-0.25in" style:auto-text-indent="false"/>
    </style:style>
    <style:style style:name="P93" style:family="paragraph" style:parent-style-name="Standard" style:list-style-name="WWNum26">
      <style:paragraph-properties fo:margin-left="1in" fo:margin-right="0in" fo:text-indent="-0.25in" style:auto-text-indent="false"/>
    </style:style>
    <style:style style:name="P94" style:family="paragraph" style:parent-style-name="Standard" style:list-style-name="WWNum30">
      <style:paragraph-properties fo:margin-left="1in" fo:margin-right="0in" fo:text-indent="-0.25in" style:auto-text-indent="false"/>
    </style:style>
    <style:style style:name="P95" style:family="paragraph" style:parent-style-name="Standard" style:list-style-name="WWNum2">
      <style:paragraph-properties fo:margin-left="1in" fo:margin-right="0in" fo:text-indent="-0.25in" style:auto-text-indent="false"/>
    </style:style>
    <style:style style:name="P96" style:family="paragraph" style:parent-style-name="Standard" style:list-style-name="WWNum25">
      <style:paragraph-properties fo:margin-left="1in" fo:margin-right="0in" fo:text-indent="-0.25in" style:auto-text-indent="false"/>
    </style:style>
    <style:style style:name="P97" style:family="paragraph" style:parent-style-name="Standard" style:list-style-name="WWNum50">
      <style:paragraph-properties fo:margin-left="1in" fo:margin-right="0in" fo:text-indent="-0.25in" style:auto-text-indent="false"/>
    </style:style>
    <style:style style:name="P98" style:family="paragraph" style:parent-style-name="Standard" style:list-style-name="WWNum33">
      <style:paragraph-properties fo:margin-left="1in" fo:margin-right="0in" fo:text-indent="-0.25in" style:auto-text-indent="false"/>
    </style:style>
    <style:style style:name="P99" style:family="paragraph" style:parent-style-name="Standard" style:list-style-name="WWNum36">
      <style:paragraph-properties fo:margin-left="1in" fo:margin-right="0in" fo:text-indent="-0.25in" style:auto-text-indent="false"/>
    </style:style>
    <style:style style:name="P100" style:family="paragraph" style:parent-style-name="Standard" style:list-style-name="WWNum42">
      <style:paragraph-properties fo:margin-left="1in" fo:margin-right="0in" fo:text-indent="-0.25in" style:auto-text-indent="false"/>
    </style:style>
    <style:style style:name="P101" style:family="paragraph" style:parent-style-name="Standard" style:list-style-name="WWNum8">
      <style:paragraph-properties fo:margin-left="1in" fo:margin-right="0in" fo:text-indent="-0.25in" style:auto-text-indent="false"/>
    </style:style>
    <style:style style:name="P102" style:family="paragraph" style:parent-style-name="Standard" style:list-style-name="WWNum24">
      <style:paragraph-properties fo:margin-left="1in" fo:margin-right="0in" fo:text-indent="-0.25in" style:auto-text-indent="false"/>
    </style:style>
    <style:style style:name="P103" style:family="paragraph" style:parent-style-name="Standard" style:list-style-name="WWNum6">
      <style:paragraph-properties fo:margin-left="1.5in" fo:margin-right="0in" fo:text-indent="-0.25in" style:auto-text-indent="false"/>
    </style:style>
    <style:style style:name="P104" style:family="paragraph" style:parent-style-name="Standard" style:list-style-name="WWNum37">
      <style:paragraph-properties fo:margin-left="1.5in" fo:margin-right="0in" fo:text-indent="-0.25in" style:auto-text-indent="false"/>
    </style:style>
    <style:style style:name="P105" style:family="paragraph" style:parent-style-name="Standard" style:list-style-name="WWNum48">
      <style:paragraph-properties fo:margin-left="1.5in" fo:margin-right="0in" fo:text-indent="-0.25in" style:auto-text-indent="false"/>
    </style:style>
    <style:style style:name="P106" style:family="paragraph" style:parent-style-name="Standard">
      <style:paragraph-properties fo:margin-left="0.5in" fo:margin-right="0in" fo:text-indent="0in" style:auto-text-indent="false"/>
    </style:style>
    <style:style style:name="P107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09" style:family="paragraph" style:parent-style-name="Heading_20_1">
      <loext:graphic-properties draw:fill="solid" draw:fill-color="#ffffff"/>
      <style:paragraph-properties fo:margin-left="0in" fo:margin-right="0in" fo:margin-top="0in" fo:margin-bottom="0.139in" loext:contextual-spacing="false" fo:line-height="150%" fo:text-indent="0in" style:auto-text-indent="false" fo:background-color="#ffffff" fo:keep-with-next="auto"/>
    </style:style>
    <style:style style:name="P110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5" style:family="text">
      <style:text-properties fo:font-variant="normal" fo:text-transform="none" fo:color="#000000" fo:font-size="23pt" fo:font-weight="bold" style:font-size-asian="23pt" style:font-weight-asian="bold" style:font-size-complex="23pt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18" style:family="text">
      <style:text-properties fo:color="#333333" style:font-name="Consolas" fo:background-color="#f8f8f8" loext:char-shading-value="0" style:font-name-asian="Consolas1" style:font-name-complex="Consolas1"/>
    </style:style>
    <style:style style:name="T19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0" style:family="text">
      <style:text-properties fo:color="#008080" style:font-name="Consolas" fo:background-color="#f8f8f8" loext:char-shading-value="0" style:font-name-asian="Consolas1" style:font-name-complex="Consolas1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<text:bookmark text:name="_aczyuw2yex2w"/><text:span text:style-name="T1">Desarrollo de Interfaces</text:span><text:span text:style-name="T2"><text:line-break/></text:span><text:span text:style-name="T3">Unidad 04 - Diseño de Interfaz de Usuario - Colores, Tipografía y Layout</text:span></text:p>
      <text:p text:style-name="P1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4"><text:span text:style-name="T5">Autor: Sergi García</text:span><draw:frame draw:style-name="fr3" draw:name="image1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Agosto 2025</text:span></text:p>
      <text:p text:style-name="P4"><text:span text:style-name="T6">Licencia</text:span></text:p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/>
      <text:p text:style-name="P6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6"/>
      <text:p text:style-name="P11"><text:span text:style-name="T8"><text:s/>📖 </text:span><text:span text:style-name="T9">Importante</text:span></text:p>
      <text:p text:style-name="P12"/>
      <text:p text:style-name="P11"><text:span text:style-name="T8"><text:s/>❕ </text:span><text:span text:style-name="T9">Atención</text:span></text:p>
      <text:p text:style-name="P12"><text:s/></text:p>
      <text:p text:style-name="P11"><text:soft-page-break/><text:span text:style-name="T8"><text:s/>💬</text:span> <text:span text:style-name="T9">Interesante</text:span></text:p>
      <text:p text:style-name="P13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6"><text:a xlink:type="simple" xlink:href="#_6met8ylieot9" text:style-name="Index_20_Link" text:visited-style-name="Index_20_Link"><text:span text:style-name="T13">1. Introducción al Diseño de Interfaz de Usuario (UI)<text:tab/>3</text:span></text:a></text:p>
          <text:p text:style-name="P16"><text:a xlink:type="simple" xlink:href="#_2f2gvywl9h0x" text:style-name="Index_20_Link" text:visited-style-name="Index_20_Link"><text:span text:style-name="T13">2. ¿Qué es el Diseño de Interfaz de Usuario (UI)?<text:tab/>4</text:span></text:a></text:p>
          <text:p text:style-name="P16"><text:a xlink:type="simple" xlink:href="#_uqzqv37gvnx" text:style-name="Index_20_Link" text:visited-style-name="Index_20_Link"><text:span text:style-name="T13">3. Elementos Clave del <text:s/>Diseño UI<text:tab/>5</text:span></text:a></text:p>
          <text:p text:style-name="P16"><text:a xlink:type="simple" xlink:href="#_4mp1p4avcvwu" text:style-name="Index_20_Link" text:visited-style-name="Index_20_Link"><text:span text:style-name="T13">4. El Color en el Diseño UI<text:tab/>5</text:span></text:a></text:p>
          <text:p text:style-name="P18"><text:a xlink:type="simple" xlink:href="#_i1giic2lub0o" text:style-name="Index_20_Link" text:visited-style-name="Index_20_Link"><text:span text:style-name="T14">3.1 Psicología del Color<text:tab/>6</text:span></text:a></text:p>
          <text:p text:style-name="P18"><text:a xlink:type="simple" xlink:href="#_ceduyeigb76c" text:style-name="Index_20_Link" text:visited-style-name="Index_20_Link"><text:span text:style-name="T14">3.2 Creación de paletas de color<text:tab/>6</text:span></text:a></text:p>
          <text:p text:style-name="P18"><text:a xlink:type="simple" xlink:href="#_8dw1dtmkriu0" text:style-name="Index_20_Link" text:visited-style-name="Index_20_Link"><text:span text:style-name="T14">3.3 Contraste y Accesibilidad<text:tab/>7</text:span></text:a></text:p>
          <text:p text:style-name="P16"><text:a xlink:type="simple" xlink:href="#_qxroxbnuufoi" text:style-name="Index_20_Link" text:visited-style-name="Index_20_Link"><text:span text:style-name="T13">5. Tipografía en Interfaces<text:tab/>8</text:span></text:a></text:p>
          <text:p text:style-name="P18"><text:a xlink:type="simple" xlink:href="#_wzpnxd3xtfdv" text:style-name="Index_20_Link" text:visited-style-name="Index_20_Link"><text:span text:style-name="T14">5.1 Elección de Fuentes<text:tab/>8</text:span></text:a></text:p>
          <text:p text:style-name="P18"><text:a xlink:type="simple" xlink:href="#_t1npt3eafgvm" text:style-name="Index_20_Link" text:visited-style-name="Index_20_Link"><text:span text:style-name="T14">5.2 Jerarquía Visual<text:tab/>8</text:span></text:a></text:p>
          <text:p text:style-name="P18"><text:a xlink:type="simple" xlink:href="#_dl6bwddt7qfc" text:style-name="Index_20_Link" text:visited-style-name="Index_20_Link"><text:span text:style-name="T14">5.3 Espaciado y Alineación<text:tab/>8</text:span></text:a></text:p>
          <text:p text:style-name="P16"><text:a xlink:type="simple" xlink:href="#_tdv9m3bowx1k" text:style-name="Index_20_Link" text:visited-style-name="Index_20_Link"><text:span text:style-name="T13">6. Distribución Visual (Layout)<text:tab/>9</text:span></text:a></text:p>
          <text:p text:style-name="P18"><text:a xlink:type="simple" xlink:href="#_jijdpbirpk51" text:style-name="Index_20_Link" text:visited-style-name="Index_20_Link"><text:span text:style-name="T14">6.1 Principios de Diseño Visual<text:tab/>9</text:span></text:a></text:p>
          <text:p text:style-name="P18"><text:a xlink:type="simple" xlink:href="#_i5dhxgw4rov5" text:style-name="Index_20_Link" text:visited-style-name="Index_20_Link"><text:span text:style-name="T14">6.2 <text:s/>Rejillas (Grids)<text:tab/>9</text:span></text:a></text:p>
          <text:p text:style-name="P18"><text:a xlink:type="simple" xlink:href="#_o0fudlyplykk" text:style-name="Index_20_Link" text:visited-style-name="Index_20_Link"><text:span text:style-name="T14">6.3 Layouts Comunes<text:tab/>10</text:span></text:a></text:p>
          <text:p text:style-name="P16"><text:a xlink:type="simple" xlink:href="#_ilngtq9tkmvs" text:style-name="Index_20_Link" text:visited-style-name="Index_20_Link"><text:span text:style-name="T13">7. Diseño Responsive y Mobile-First<text:tab/>11</text:span></text:a></text:p>
          <text:p text:style-name="P16"><text:a xlink:type="simple" xlink:href="#_cy0jbtsdn700" text:style-name="Index_20_Link" text:visited-style-name="Index_20_Link"><text:span text:style-name="T13">8. Recursos para Aprender Diseño de Interfaz de Usuario (UI)<text:tab/>12</text:span></text:a></text:p>
        </text:index-body>
      </text:table-of-content>
      <text:p text:style-name="P14"/>
      <text:p text:style-name="P14"/>
      <text:p text:style-name="P19"><text:soft-page-break/></text:p>
      <text:p text:style-name="P19"/>
      <text:p text:style-name="P19"/>
      <text:p text:style-name="P20"><text:span text:style-name="T11">Unidad 04 - Diseño de Interfaz de Usuario - Colores, Tipografía y Layout</text:span></text:p>
      <text:p text:style-name="Heading_20_1"><text:bookmark text:name="_6met8ylieot9"/>1. Introducción al Diseño de Interfaz de Usuario (UI)</text:p>
      <text:p text:style-name="Standard"><text:span text:style-name="T9">¿Por qué es esencial el Diseño UI?</text:span></text:p>
      <text:list xml:id="list123654816" text:style-name="WWNum21">
        <text:list-item>
          <text:p text:style-name="P26"><text:span text:style-name="T9">Primeras impresiones:</text:span></text:p>
          <text:list>
            <text:list-item>
              <text:p text:style-name="P77">El 94% de los usuarios juzgan la credibilidad de un sitio web por su diseño visual (Stanford Research).</text:p>
            </text:list-item>
            <text:list-item>
              <text:p text:style-name="P77">Ejemplo: ¿Confiarías en un banco con colores fluorescentes y tipografía cómica?</text:p>
            </text:list-item>
          </text:list>
        </text:list-item>
        <text:list-item>
          <text:p text:style-name="P26"><text:span text:style-name="T9">Guía al usuario:</text:span></text:p>
          <text:list>
            <text:list-item>
              <text:p text:style-name="P77">El color y la tipografía dirigen la atención a lo importante (ej.: botones de acción en rojo).</text:p>
            </text:list-item>
            <text:list-item>
              <text:p text:style-name="P77">Caso real: Spotify usa verde brillante para el botón "Play" (acción principal).</text:p>
            </text:list-item>
          </text:list>
        </text:list-item>
        <text:list-item>
          <text:p text:style-name="P26"><text:span text:style-name="T9">Refuerza la marca:</text:span></text:p>
          <text:list>
            <text:list-item>
              <text:p text:style-name="P77">Los colores y fuentes consistentes hacen reconocible una app entre miles.</text:p>
            </text:list-item>
            <text:list-item>
              <text:p text:style-name="P77">Dato: El 80% del reconocimiento de marca depende del color (Color Marketing Group).</text:p>
            </text:list-item>
          </text:list>
        </text:list-item>
        <text:list-item>
          <text:p text:style-name="P26"><text:span text:style-name="T9">Mejora la accesibilidad:</text:span></text:p>
          <text:list>
            <text:list-item>
              <text:p text:style-name="P77">Un buen contraste ayuda a usuarios con discapacidad visual.</text:p>
            </text:list-item>
            <text:list-item>
              <text:p text:style-name="P77">Regla: Texto negro sobre fondo blanco tiene mejor legibilidad.</text:p>
            </text:list-item>
          </text:list>
        </text:list-item>
      </text:list>
      <text:p text:style-name="Standard"><text:span text:style-name="T9">Los 3 Pilares del UI Design</text:span></text:p>
      <text:p text:style-name="Standard"><text:span text:style-name="T9">1. Color</text:span></text:p>
      <text:list xml:id="list3860497555" text:style-name="WWNum10">
        <text:list-item>
          <text:p text:style-name="P27"><text:span text:style-name="T9">Función</text:span>: Transmite emociones y prioriza acciones.</text:p>
        </text:list-item>
        <text:list-item>
          <text:p text:style-name="P27"><text:soft-page-break/><text:span text:style-name="T9">Ejemplo práctico:</text:span></text:p>
          <text:list>
            <text:list-item>
              <text:p text:style-name="P78">Azul (confianza) → Ideal para bancos.</text:p>
            </text:list-item>
            <text:list-item>
              <text:p text:style-name="P78">Rojo (urgencia) → Perfecto para promociones limitadas.</text:p>
            </text:list-item>
          </text:list>
        </text:list-item>
      </text:list>
      <text:p text:style-name="Standard"><text:span text:style-name="T9">2. Tipografía</text:span></text:p>
      <text:list xml:id="list734622392" text:style-name="WWNum40">
        <text:list-item>
          <text:p text:style-name="P28"><text:span text:style-name="T9">Función</text:span>: Mejora la legibilidad y establece jerarquía.</text:p>
        </text:list-item>
        <text:list-item>
          <text:p text:style-name="P28"><text:span text:style-name="T9">Ejemplo práctico:</text:span></text:p>
          <text:list>
            <text:list-item>
              <text:p text:style-name="P79">Títulos: Montserrat Bold (20px).</text:p>
            </text:list-item>
            <text:list-item>
              <text:p text:style-name="P79">Texto cuerpo: Open Sans Regular (16px).</text:p>
            </text:list-item>
          </text:list>
        </text:list-item>
      </text:list>
      <text:p text:style-name="Standard"><text:span text:style-name="T9">3. Layout (Distribución)</text:span></text:p>
      <text:list xml:id="list1314041017" text:style-name="WWNum49">
        <text:list-item>
          <text:p text:style-name="P29"><text:span text:style-name="T9">Función</text:span>: Organiza el espacio para evitar saturación.</text:p>
        </text:list-item>
        <text:list-item>
          <text:p text:style-name="P29"><text:span text:style-name="T9">Ejemplo práctico:</text:span></text:p>
          <text:list>
            <text:list-item>
              <text:p text:style-name="P80">Grid de 12 columnas en web.</text:p>
            </text:list-item>
            <text:list-item>
              <text:p text:style-name="P80">Espaciado de 8px entre elementos en móvil.</text:p>
            </text:list-item>
          </text:list>
        </text:list-item>
      </text:list>
      <text:p text:style-name="Standard"><text:span text:style-name="T9">Impacto en la Experiencia de Usuario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<text:span text:style-name="T9">Sin UI Design</text:span></text:p>
          </table:table-cell>
          <table:table-cell table:style-name="Table1.B1" office:value-type="string">
            <text:p text:style-name="P25"><text:span text:style-name="T9">Con UI Design Profesional</text:span></text:p>
          </table:table-cell>
        </table:table-row>
        <table:table-row table:style-name="Table1.2">
          <table:table-cell table:style-name="Table1.A1" office:value-type="string">
            <text:p text:style-name="P25">Interfaz monótona</text:p>
          </table:table-cell>
          <table:table-cell table:style-name="Table1.B1" office:value-type="string">
            <text:p text:style-name="P25">Atractiva y memorable</text:p>
          </table:table-cell>
        </table:table-row>
        <table:table-row table:style-name="Table1.2">
          <table:table-cell table:style-name="Table1.A1" office:value-type="string">
            <text:p text:style-name="P25">Dificultad para encontrar acciones</text:p>
          </table:table-cell>
          <table:table-cell table:style-name="Table1.B1" office:value-type="string">
            <text:p text:style-name="P25">Botones destacados visualmente</text:p>
          </table:table-cell>
        </table:table-row>
        <table:table-row table:style-name="Table1.2">
          <table:table-cell table:style-name="Table1.A1" office:value-type="string">
            <text:p text:style-name="P25">Marca genérica</text:p>
          </table:table-cell>
          <table:table-cell table:style-name="Table1.B1" office:value-type="string">
            <text:p text:style-name="P25">Identidad visual única</text:p>
          </table:table-cell>
        </table:table-row>
      </table:table>
      <text:p text:style-name="Standard"><text:span text:style-name="T9">Caso de estudio:</text:span></text:p>
      <text:list xml:id="list1321278476" text:style-name="WWNum11">
        <text:list-item>
          <text:p text:style-name="P30">Airbnb aumentó sus reservas un 25% tras rediseñar su UI con colores más cálidos y tipografía clara (TechCrunch).</text:p>
        </text:list-item>
      </text:list>
      <text:p text:style-name="Heading_20_1"><text:bookmark text:name="_2f2gvywl9h0x"/>2. ¿Qué es el Diseño de Interfaz de Usuario (UI)?</text:p>
      <text:p text:style-name="Standard"><text:soft-page-break/>El Diseño de Interfaz de Usuario (UI Design) es la disciplina que se enfoca en la presentación visual e interactiva de un producto digital. Transforma la estructura funcional (definida por el UX) en una experiencia atractiva, intuitiva y emocionalmente resonante.</text:p>
      <text:p text:style-name="Standard"><text:span text:style-name="T9">UI vs. UX: Diferencias clave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<text:span text:style-name="T9">UI Design</text:span></text:p>
          </table:table-cell>
          <table:table-cell table:style-name="Table2.B1" office:value-type="string">
            <text:p text:style-name="P25"><text:span text:style-name="T9">UX Design</text:span></text:p>
          </table:table-cell>
        </table:table-row>
        <table:table-row table:style-name="Table2.2">
          <table:table-cell table:style-name="Table2.A1" office:value-type="string">
            <text:p text:style-name="P25">Se ocupa del aspecto visual (colores, tipografía, iconos).</text:p>
          </table:table-cell>
          <table:table-cell table:style-name="Table2.B1" office:value-type="string">
            <text:p text:style-name="P25">Define la estructura y flujos (arquitectura de información, usabilidad).</text:p>
          </table:table-cell>
        </table:table-row>
        <table:table-row table:style-name="Table2.3">
          <table:table-cell table:style-name="Table2.A1" office:value-type="string">
            <text:p text:style-name="P25">Responde: "¿Cómo se ve?"</text:p>
          </table:table-cell>
          <table:table-cell table:style-name="Table2.B1" office:value-type="string">
            <text:p text:style-name="P25">Responde: "¿Cómo funciona?"</text:p>
          </table:table-cell>
        </table:table-row>
        <table:table-row table:style-name="Table2.2">
          <table:table-cell table:style-name="Table2.A1" office:value-type="string">
            <text:p text:style-name="P25">Ejemplo: Diseñar un botón atractivo.</text:p>
          </table:table-cell>
          <table:table-cell table:style-name="Table2.B1" office:value-type="string">
            <text:p text:style-name="P25">Ejemplo: Decidir dónde colocar ese botón para optimizar el flujo.</text:p>
          </table:table-cell>
        </table:table-row>
      </table:table>
      <text:p text:style-name="Standard"><text:span text:style-name="T9">Analogía</text:span>:<text:line-break/>Si una app fuera un restaurante...</text:p>
      <text:list xml:id="list2329775913" text:style-name="WWNum32">
        <text:list-item>
          <text:p text:style-name="P31">UX sería el diseño del menú, la disposición de las mesas y el proceso de pedido.</text:p>
        </text:list-item>
        <text:list-item>
          <text:p text:style-name="P31">UI sería la presentación del plato, los colores del local y la vajilla utilizada.</text:p>
        </text:list-item>
      </text:list>
      <text:p text:style-name="Standard"><text:span text:style-name="T9">Objetivos Fundamentales del UI Design</text:span></text:p>
      <text:p text:style-name="Standard"><text:span text:style-name="T9">1. Comunicar información de forma clara</text:span></text:p>
      <text:list xml:id="list884997117" text:style-name="WWNum16">
        <text:list-item>
          <text:p text:style-name="P32"><text:span text:style-name="T9">Jerarquía visual:</text:span> Usar tamaño, color y contraste para guiar la atención.</text:p>
          <text:list>
            <text:list-item>
              <text:p text:style-name="P81">Ejemplo: Títulos en negrita (24px) vs. texto cuerpo (16px).</text:p>
            </text:list-item>
          </text:list>
        </text:list-item>
        <text:list-item>
          <text:p text:style-name="P32"><text:span text:style-name="T9">Lenguaje visual intuitivo</text:span>: Iconos reconocibles (🔍 para búsqueda, ➕ para añadir).</text:p>
        </text:list-item>
      </text:list>
      <text:p text:style-name="Standard"><text:span text:style-name="T9">2. Mejorar la interacción con el usuario</text:span></text:p>
      <text:list xml:id="list3425388624" text:style-name="WWNum44">
        <text:list-item>
          <text:p text:style-name="P33"><text:span text:style-name="T9">Feedback visual</text:span>: Mostrar cambios al interactuar (ej.: botón que cambia de color al presionarse).</text:p>
        </text:list-item>
        <text:list-item>
          <text:p text:style-name="P33"><text:span text:style-name="T9">Microinteracciones</text:span>: Pequeñas animaciones que confirman acciones (like en Instagram).</text:p>
        </text:list-item>
      </text:list>
      <text:p text:style-name="Standard"><text:span text:style-name="T9">3. Crear una identidad visual coherente</text:span></text:p>
      <text:list xml:id="list2570421709" text:style-name="WWNum45">
        <text:list-item>
          <text:p text:style-name="P34"><text:span text:style-name="T9">Branding consistente: </text:span>Mismos colores, tipografías y estilos en toda la app.</text:p>
          <text:list>
            <text:list-item>
              <text:p text:style-name="P82">Caso: El azul de Facebook se usa en todos sus botones primarios.</text:p>
            </text:list-item>
          </text:list>
        </text:list-item>
        <text:list-item>
          <text:p text:style-name="P34"><text:span text:style-name="T9">Guías de estilo</text:span>: Documentar patrones de diseño para equipos.</text:p>
        </text:list-item>
      </text:list>
      <text:p text:style-name="Standard"><text:soft-page-break/><text:span text:style-name="T9">4. Facilitar la navegación y comprensión</text:span></text:p>
      <text:list xml:id="list3148953908" text:style-name="WWNum18">
        <text:list-item>
          <text:p text:style-name="P35"><text:span text:style-name="T9">Consistencia</text:span>: Mismos patrones en todas las pantallas (ej.: menú siempre en la parte inferior).</text:p>
        </text:list-item>
        <text:list-item>
          <text:p text:style-name="P35"><text:span text:style-name="T9">Accesibilidad:</text:span> Contraste adecuado para texto, tamaños legibles.</text:p>
        </text:list-item>
      </text:list>
      <text:p text:style-name="Heading_20_1"><text:bookmark text:name="_uqzqv37gvnx"/>3. Elementos Clave del <text:s/>Diseño UI</text:p>
      <text:p text:style-name="Standard"><text:span text:style-name="T9">A. Color</text:span></text:p>
      <text:list xml:id="list2608433928" text:style-name="WWNum14">
        <text:list-item>
          <text:p text:style-name="P36"><text:span text:style-name="T9">Psicología del color:</text:span></text:p>
          <text:list>
            <text:list-item>
              <text:p text:style-name="P83">Azul → Confianza (LinkedIn, Facebook).</text:p>
            </text:list-item>
            <text:list-item>
              <text:p text:style-name="P83">Rojo → Urgencia (Netflix, YouTube).</text:p>
            </text:list-item>
          </text:list>
        </text:list-item>
        <text:list-item>
          <text:p text:style-name="P36"><text:span text:style-name="T9">Paletas efectivas:</text:span></text:p>
          <text:list>
            <text:list-item>
              <text:p text:style-name="P83">1 color primario + 1-2 secundarios + neutros.</text:p>
            </text:list-item>
          </text:list>
        </text:list-item>
      </text:list>
      <text:p text:style-name="Standard">B. <text:span text:style-name="T9">Tipografía</text:span></text:p>
      <text:list xml:id="list2947439932" text:style-name="WWNum35">
        <text:list-item>
          <text:p text:style-name="P37"><text:span text:style-name="T9">Reglas básicas:</text:span></text:p>
          <text:list>
            <text:list-item>
              <text:p text:style-name="P84">Máximo 2 fuentes (ej.: Roboto para texto, Montserrat para títulos).</text:p>
            </text:list-item>
            <text:list-item>
              <text:p text:style-name="P84">Interlineado de 1.5x el tamaño de fuente.</text:p>
            </text:list-item>
          </text:list>
        </text:list-item>
        <text:list-item>
          <text:p text:style-name="P37"><text:span text:style-name="T9">Ejemplo de jerarquía:</text:span></text:p>
          <text:list>
            <text:list-item>
              <text:p text:style-name="P84">Título: 24px (bold)</text:p>
            </text:list-item>
            <text:list-item>
              <text:p text:style-name="P84">Subtítulo: 18px <text:s/></text:p>
            </text:list-item>
            <text:list-item>
              <text:p text:style-name="P84">Cuerpo: 16px <text:s/></text:p>
            </text:list-item>
            <text:list-item>
              <text:p text:style-name="P84">Notas: 14px (color gris) </text:p>
            </text:list-item>
          </text:list>
        </text:list-item>
      </text:list>
      <text:p text:style-name="Standard"><text:span text:style-name="T9">C. Componentes UI</text:span></text:p>
      <text:list xml:id="list729497149" text:style-name="WWNum51">
        <text:list-item>
          <text:p text:style-name="P38"><text:span text:style-name="T9">Botones</text:span>: Diseño y estados (normal, hover, presionado).</text:p>
        </text:list-item>
        <text:list-item>
          <text:p text:style-name="P38"><text:soft-page-break/><text:span text:style-name="T9">Tarjetas</text:span>: Espaciado interno y sombras para profundidad.</text:p>
        </text:list-item>
        <text:list-item>
          <text:p text:style-name="P38"><text:span text:style-name="T9">Formularios</text:span>: Campos claramente etiquetados.</text:p>
        </text:list-item>
      </text:list>
      <text:p text:style-name="Standard"><text:span text:style-name="T9">D. Espacio y Layout</text:span></text:p>
      <text:list xml:id="list3587646417" text:style-name="WWNum29">
        <text:list-item>
          <text:p text:style-name="P39"><text:span text:style-name="T9">Ley de proximidad</text:span>: Agrupar elementos relacionados.</text:p>
        </text:list-item>
        <text:list-item>
          <text:p text:style-name="P39"><text:span text:style-name="T9">Grid system</text:span>: Alinear contenido en columnas (ej.: 12-columnas en web).</text:p>
        </text:list-item>
      </text:list>
      <text:p text:style-name="Standard"/>
      <text:p text:style-name="Standard"><text:span text:style-name="T9">Ejemplo Práctico: UI de una App de Clima</text:span></text:p>
      <text:list xml:id="list2271170399" text:style-name="WWNum46">
        <text:list-item>
          <text:p text:style-name="P40"><text:span text:style-name="T9">Color</text:span>: Azul claro (cielo) + amarillo (sol).</text:p>
        </text:list-item>
        <text:list-item>
          <text:p text:style-name="P40"><text:span text:style-name="T9">Tipografía:</text:span></text:p>
          <text:list>
            <text:list-item>
              <text:p text:style-name="P85">Título: "28°C" en Oswald Bold (32px).</text:p>
            </text:list-item>
            <text:list-item>
              <text:p text:style-name="P85">Subtítulo: "Soleado" en Roboto (18px).</text:p>
            </text:list-item>
          </text:list>
        </text:list-item>
        <text:list-item>
          <text:p text:style-name="P40"><text:span text:style-name="T9">Componentes:</text:span></text:p>
          <text:list>
            <text:list-item>
              <text:p text:style-name="P85">Botón "Actualizar" con icono de flecha circular.</text:p>
            </text:list-item>
            <text:list-item>
              <text:p text:style-name="P85">Tarjetas con pronóstico por hora.</text:p>
            </text:list-item>
          </text:list>
        </text:list-item>
        <text:list-item>
          <text:p text:style-name="P40"><text:span text:style-name="T9">Accesibilidad:</text:span></text:p>
          <text:list>
            <text:list-item>
              <text:p text:style-name="P85">Contraste 4.5:1 entre texto y fondo.</text:p>
            </text:list-item>
          </text:list>
        </text:list-item>
      </text:list>
      <text:p text:style-name="Standard"><text:span text:style-name="T9">Impacto de un Buen UI Design</text:span></text:p>
      <text:list xml:id="list834281743" text:style-name="WWNum27">
        <text:list-item>
          <text:p text:style-name="P41">+70% de retención de usuarios si la interfaz es visualmente coherente.</text:p>
        </text:list-item>
        <text:list-item>
          <text:p text:style-name="P41">-60% en errores de usabilidad con botones bien diseñados.</text:p>
        </text:list-item>
      </text:list>
      <text:p text:style-name="Heading_20_1"><text:bookmark text:name="_4mp1p4avcvwu"/>4. El Color en el Diseño UI</text:p>
      <text:p text:style-name="Standard">Cómo utilizar el color para mejorar usabilidad, emociones y accesibilidad</text:p>
      <text:p text:style-name="Heading_20_2"><text:bookmark text:name="_i1giic2lub0o"/><text:soft-page-break/>3.1 Psicología del Color</text:p>
      <text:p text:style-name="Standard">Guía práctica de emociones y aplicacion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5"><text:span text:style-name="T9">Color</text:span></text:p>
          </table:table-cell>
          <table:table-cell table:style-name="Table3.B1" office:value-type="string">
            <text:p text:style-name="P25"><text:span text:style-name="T9">Emoción/Asociación</text:span></text:p>
          </table:table-cell>
          <table:table-cell table:style-name="Table3.B1" office:value-type="string">
            <text:p text:style-name="P25"><text:span text:style-name="T9">Usos Recomendados</text:span></text:p>
          </table:table-cell>
          <table:table-cell table:style-name="Table3.B1" office:value-type="string">
            <text:p text:style-name="P25"><text:span text:style-name="T9">Ejemplos Reales</text:span></text:p>
          </table:table-cell>
        </table:table-row>
        <table:table-row table:style-name="Table3.2">
          <table:table-cell table:style-name="Table3.A1" office:value-type="string">
            <text:p text:style-name="P25">Azul</text:p>
          </table:table-cell>
          <table:table-cell table:style-name="Table3.B1" office:value-type="string">
            <text:p text:style-name="P25">Confianza, seguridad, calma</text:p>
          </table:table-cell>
          <table:table-cell table:style-name="Table3.B1" office:value-type="string">
            <text:p text:style-name="P25">Aplicaciones bancarias, redes sociales, tecnología</text:p>
          </table:table-cell>
          <table:table-cell table:style-name="Table3.B1" office:value-type="string">
            <text:p text:style-name="P25">Facebook (#1877F2), LinkedIn (#0A66C2)</text:p>
          </table:table-cell>
        </table:table-row>
        <table:table-row table:style-name="Table3.2">
          <table:table-cell table:style-name="Table3.A1" office:value-type="string">
            <text:p text:style-name="P25">Rojo</text:p>
          </table:table-cell>
          <table:table-cell table:style-name="Table3.B1" office:value-type="string">
            <text:p text:style-name="P25">Urgencia, pasión, error</text:p>
          </table:table-cell>
          <table:table-cell table:style-name="Table3.B1" office:value-type="string">
            <text:p text:style-name="P25">Botones de acción, promociones, alertas de error</text:p>
          </table:table-cell>
          <table:table-cell table:style-name="Table3.B1" office:value-type="string">
            <text:p text:style-name="P25">Netflix (#E50914), YouTube (#FF0000)</text:p>
          </table:table-cell>
        </table:table-row>
        <table:table-row table:style-name="Table3.4">
          <table:table-cell table:style-name="Table3.A1" office:value-type="string">
            <text:p text:style-name="P25">Verde</text:p>
          </table:table-cell>
          <table:table-cell table:style-name="Table3.B1" office:value-type="string">
            <text:p text:style-name="P25">Éxito, naturaleza, salud</text:p>
          </table:table-cell>
          <table:table-cell table:style-name="Table3.B1" office:value-type="string">
            <text:p text:style-name="P25">Confirmaciones, apps de sostenibilidad, salud</text:p>
          </table:table-cell>
          <table:table-cell table:style-name="Table3.B1" office:value-type="string">
            <text:p text:style-name="P25">WhatsApp (#25D366), Spotify (#1DB954)</text:p>
          </table:table-cell>
        </table:table-row>
        <table:table-row table:style-name="Table3.4">
          <table:table-cell table:style-name="Table3.A1" office:value-type="string">
            <text:p text:style-name="P25">Amarillo</text:p>
          </table:table-cell>
          <table:table-cell table:style-name="Table3.B1" office:value-type="string">
            <text:p text:style-name="P25">Optimismo, advertencia</text:p>
          </table:table-cell>
          <table:table-cell table:style-name="Table3.B1" office:value-type="string">
            <text:p text:style-name="P25">Avisos temporales, elementos gamificados</text:p>
          </table:table-cell>
          <table:table-cell table:style-name="Table3.B1" office:value-type="string">
            <text:p text:style-name="P25">Snapchat (#FFFC00), Ikea (#FFD700)</text:p>
          </table:table-cell>
        </table:table-row>
        <table:table-row table:style-name="Table3.4">
          <table:table-cell table:style-name="Table3.A1" office:value-type="string">
            <text:p text:style-name="P25">Gris</text:p>
          </table:table-cell>
          <table:table-cell table:style-name="Table3.B1" office:value-type="string">
            <text:p text:style-name="P25">Neutralidad, elegancia</text:p>
          </table:table-cell>
          <table:table-cell table:style-name="Table3.B1" office:value-type="string">
            <text:p text:style-name="P25">Fondos, texto secundario, bordes</text:p>
          </table:table-cell>
          <table:table-cell table:style-name="Table3.B1" office:value-type="string">
            <text:p text:style-name="P25">Apple (#F5F5F7), Slack (#E8E8E8)</text:p>
          </table:table-cell>
        </table:table-row>
        <table:table-row table:style-name="Table3.4">
          <table:table-cell table:style-name="Table3.A1" office:value-type="string">
            <text:p text:style-name="P25">Negro</text:p>
          </table:table-cell>
          <table:table-cell table:style-name="Table3.B1" office:value-type="string">
            <text:p text:style-name="P25">Sofisticación, lujo</text:p>
          </table:table-cell>
          <table:table-cell table:style-name="Table3.B1" office:value-type="string">
            <text:p text:style-name="P25">Modo oscuro, marcas premium</text:p>
          </table:table-cell>
          <table:table-cell table:style-name="Table3.B1" office:value-type="string">
            <text:p text:style-name="P25">Chanel (#000000), Nike (#111111)</text:p>
          </table:table-cell>
        </table:table-row>
      </table:table>
      <text:p text:style-name="Heading_20_2"><text:bookmark text:name="_ceduyeigb76c"/>3.2 Creación de paletas de color</text:p>
      <text:p text:style-name="Standard"><text:span text:style-name="T9">Estructura profesional para interfaces:</text:span></text:p>
      <text:list xml:id="list1634938723" text:style-name="WWNum6">
        <text:list-item>
          <text:p text:style-name="P42"><text:span text:style-name="T9">Color primario:</text:span></text:p>
          <text:list>
            <text:list-item>
              <text:p text:style-name="P86">Representa la marca.</text:p>
            </text:list-item>
            <text:list-item>
              <text:p text:style-name="P86">Uso: Botones principales, elementos clave.</text:p>
            </text:list-item>
            <text:list-item>
              <text:p text:style-name="P86">Ejemplo: Azul (#3366FF) para un botón "Guardar".</text:p>
            </text:list-item>
          </text:list>
        </text:list-item>
        <text:list-item>
          <text:p text:style-name="P42"><text:span text:style-name="T9">Color secundario:</text:span></text:p>
          <text:list>
            <text:list-item>
              <text:p text:style-name="P86">Complementa al primario.</text:p>
            </text:list-item>
            <text:list-item>
              <text:p text:style-name="P86">Uso: Botones secundarios, highlights.</text:p>
            </text:list-item>
            <text:list-item>
              <text:p text:style-name="P86">Ejemplo: Naranja (#FF9900) para un botón "Cancelar".</text:p>
            </text:list-item>
          </text:list>
        </text:list-item>
        <text:list-item>
          <text:p text:style-name="P42"><text:span text:style-name="T9">Colores neutros:</text:span></text:p>
          <text:list>
            <text:list-item>
              <text:p text:style-name="P86">Fondos, texto y contenedores.</text:p>
            </text:list-item>
            <text:list-item>
              <text:p text:style-name="P86"><text:soft-page-break/>Escala recomendada:</text:p>
              <text:list>
                <text:list-item>
                  <text:p text:style-name="P103">Blanco (#FFFFFF) → Fondos <text:s/></text:p>
                </text:list-item>
                <text:list-item>
                  <text:p text:style-name="P103">Gris claro (#F8F9FA) → Cards <text:s/></text:p>
                </text:list-item>
                <text:list-item>
                  <text:p text:style-name="P103">Gris medio (#E9ECEF) → Bordes <text:s/></text:p>
                </text:list-item>
                <text:list-item>
                  <text:p text:style-name="P103">Gris oscuro (#6C757D) → Texto secundario <text:s/></text:p>
                </text:list-item>
                <text:list-item>
                  <text:p text:style-name="P103">Negro (#212529) → Texto principal </text:p>
                </text:list-item>
              </text:list>
            </text:list-item>
          </text:list>
        </text:list-item>
        <text:list-item>
          <text:p text:style-name="P42"><text:span text:style-name="T9">Colores de estado:</text:span></text:p>
          <text:list>
            <text:list-item>
              <text:p text:style-name="P86">Éxito (#28A745), Error (#DC3545), Advertencia (#FFC107).</text:p>
            </text:list-item>
          </text:list>
        </text:list-item>
      </text:list>
      <text:p text:style-name="Standard"><text:span text:style-name="T9">Herramientas para generar paletas:</text:span></text:p>
      <text:list xml:id="list3623204420" text:style-name="WWNum13">
        <text:list-item>
          <text:p text:style-name="P43">Adobe Color: <text:a xlink:type="simple" xlink:href="https://color.adobe.com/" text:style-name="ListLabel_20_460" text:visited-style-name="ListLabel_20_460"><text:span text:style-name="T16">https://color.adobe.com</text:span></text:a></text:p>
        </text:list-item>
        <text:list-item>
          <text:p text:style-name="P43">Coolors: <text:a xlink:type="simple" xlink:href="https://coolors.co/" text:style-name="ListLabel_20_460" text:visited-style-name="ListLabel_20_460"><text:span text:style-name="T16">https://coolors.co</text:span></text:a></text:p>
        </text:list-item>
      </text:list>
      <text:p text:style-name="Standard"><text:span text:style-name="T9">Regla de oro:</text:span></text:p>
      <text:list xml:id="list2221668795" text:style-name="WWNum47">
        <text:list-item>
          <text:p text:style-name="P44">Máximo 5 colores principales (incluyendo neutros).</text:p>
        </text:list-item>
        <text:list-item>
          <text:p text:style-name="P44">Coherencia en toda la app.</text:p>
        </text:list-item>
      </text:list>
      <text:p text:style-name="Heading_20_2"><text:bookmark text:name="_8dw1dtmkriu0"/>3.3 Contraste y Accesibilidad</text:p>
      <text:p text:style-name="Standard"><text:span text:style-name="T9">Normas WCAG (Web Content Accessibility Guidelines):</text:span></text:p>
      <text:list xml:id="list3048218375" text:style-name="WWNum37">
        <text:list-item>
          <text:p text:style-name="P45"><text:span text:style-name="T9">Contraste mínimo:</text:span></text:p>
          <text:list>
            <text:list-item>
              <text:p text:style-name="P87">Texto normal: 4.5:1 vs fondo.</text:p>
            </text:list-item>
            <text:list-item>
              <text:p text:style-name="P87">Texto grande (18px+): 3:1.</text:p>
            </text:list-item>
          </text:list>
        </text:list-item>
        <text:list-item>
          <text:p text:style-name="P45"><text:span text:style-name="T9">Herramientas de verificación:</text:span></text:p>
          <text:list>
            <text:list-item>
              <text:p text:style-name="P87">WebAIM Contrast Checker: <text:a xlink:type="simple" xlink:href="https://webaim.org/resources/contrastchecker/" text:style-name="ListLabel_20_460" text:visited-style-name="ListLabel_20_460"><text:span text:style-name="T16">https://webaim.org/resources/contrastchecker/</text:span></text:a></text:p>
            </text:list-item>
            <text:list-item>
              <text:p text:style-name="P87"><text:soft-page-break/>Plugin Stark para Figma: Detecta problemas de contraste.</text:p>
            </text:list-item>
          </text:list>
        </text:list-item>
        <text:list-item>
          <text:p text:style-name="P45"><text:span text:style-name="T9">Prácticas inclusivas:</text:span></text:p>
          <text:list>
            <text:list-item>
              <text:p text:style-name="P87">Nunca uses solo color para comunicar información.</text:p>
              <text:list>
                <text:list-item>
                  <text:p text:style-name="P104">❌ Rojo = Error → ✅ Rojo + ícono "⚠️" + texto "Error".</text:p>
                </text:list-item>
              </text:list>
            </text:list-item>
            <text:list-item>
              <text:p text:style-name="P87">Evita combinaciones problemáticas:</text:p>
              <text:list>
                <text:list-item>
                  <text:p text:style-name="P104">Rojo/verde (para daltónicos).</text:p>
                </text:list-item>
                <text:list-item>
                  <text:p text:style-name="P104">Texto amarillo sobre blanco.</text:p>
                </text:list-item>
              </text:list>
            </text:list-item>
          </text:list>
        </text:list-item>
      </text:list>
      <text:p text:style-name="Standard"><text:span text:style-name="T9">Ejemplo accesible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5"><text:span text:style-name="T9">Elemento</text:span></text:p>
          </table:table-cell>
          <table:table-cell table:style-name="Table4.B1" office:value-type="string">
            <text:p text:style-name="P25"><text:span text:style-name="T9">Color Fondo</text:span></text:p>
          </table:table-cell>
          <table:table-cell table:style-name="Table4.B1" office:value-type="string">
            <text:p text:style-name="P25"><text:span text:style-name="T9">Color Texto</text:span></text:p>
          </table:table-cell>
          <table:table-cell table:style-name="Table4.B1" office:value-type="string">
            <text:p text:style-name="P25"><text:span text:style-name="T9">Ratio</text:span></text:p>
          </table:table-cell>
          <table:table-cell table:style-name="Table4.B1" office:value-type="string">
            <text:p text:style-name="P25"><text:span text:style-name="T9">Cumple WCAG?</text:span></text:p>
          </table:table-cell>
        </table:table-row>
        <table:table-row table:style-name="Table4.2">
          <table:table-cell table:style-name="Table4.A1" office:value-type="string">
            <text:p text:style-name="P25">Botón Primario</text:p>
          </table:table-cell>
          <table:table-cell table:style-name="Table4.B1" office:value-type="string">
            <text:p text:style-name="P25">#3366FF</text:p>
          </table:table-cell>
          <table:table-cell table:style-name="Table4.B1" office:value-type="string">
            <text:p text:style-name="P25">#FFFFFF</text:p>
          </table:table-cell>
          <table:table-cell table:style-name="Table4.B1" office:value-type="string">
            <text:p text:style-name="P25">4.8:1</text:p>
          </table:table-cell>
          <table:table-cell table:style-name="Table4.B1" office:value-type="string">
            <text:p text:style-name="P25">✅</text:p>
          </table:table-cell>
        </table:table-row>
        <table:table-row table:style-name="Table4.2">
          <table:table-cell table:style-name="Table4.A1" office:value-type="string">
            <text:p text:style-name="P25">Texto en gris claro</text:p>
          </table:table-cell>
          <table:table-cell table:style-name="Table4.B1" office:value-type="string">
            <text:p text:style-name="P25">#F8F9FA</text:p>
          </table:table-cell>
          <table:table-cell table:style-name="Table4.B1" office:value-type="string">
            <text:p text:style-name="P25">#6C757D</text:p>
          </table:table-cell>
          <table:table-cell table:style-name="Table4.B1" office:value-type="string">
            <text:p text:style-name="P25">3.2:1</text:p>
          </table:table-cell>
          <table:table-cell table:style-name="Table4.B1" office:value-type="string">
            <text:p text:style-name="P25">❌ (requiere 4.5:1)</text:p>
          </table:table-cell>
        </table:table-row>
      </table:table>
      <text:p text:style-name="Standard"/>
      <text:p text:style-name="Standard"><text:span text:style-name="T9">Ejemplo para app de salud:</text:span></text:p>
      <text:list xml:id="list2009494913" text:style-name="WWNum41">
        <text:list-item>
          <text:p text:style-name="P46">Primario: Verde (#28A745) → Naturaleza/salud.</text:p>
        </text:list-item>
        <text:list-item>
          <text:p text:style-name="P46">Secundario: Azul (#17A2B8) → Confianza.</text:p>
        </text:list-item>
        <text:list-item>
          <text:p text:style-name="P46">Grises: #F8F9FA, #E9ECEF, #6C757D.</text:p>
        </text:list-item>
      </text:list>
      <text:p text:style-name="Standard"><text:span text:style-name="T9">Recursos adicionales:</text:span></text:p>
      <text:list xml:id="list3915134781" text:style-name="WWNum31">
        <text:list-item>
          <text:p text:style-name="P47">Guía de accesibilidad: <text:a xlink:type="simple" xlink:href="https://www.w3.org/WAI/tips/designing/" text:style-name="ListLabel_20_460" text:visited-style-name="ListLabel_20_460"><text:span text:style-name="T16">https://www.w3.org/WAI/tips/designing/</text:span></text:a></text:p>
        </text:list-item>
        <text:list-item>
          <text:p text:style-name="P47">Ejemplos de paletas: <text:a xlink:type="simple" xlink:href="https://dribbble.com/colors" text:style-name="ListLabel_20_460" text:visited-style-name="ListLabel_20_460"><text:span text:style-name="T16">https://dribbble.com/colors</text:span></text:a></text:p>
        </text:list-item>
      </text:list>
      <text:p text:style-name="P109"><text:bookmark text:name="_272fxrxougtc"/></text:p>
      <text:p text:style-name="P109"><text:bookmark text:name="_9adfml229pgn"/></text:p>
      <text:p text:style-name="P109"><text:bookmark text:name="_qxroxbnuufoi"/><text:soft-page-break/>5. Tipografía en Interfaces</text:p>
      <text:p text:style-name="Standard">Principios para optimizar legibilidad, jerarquía y usabilidad</text:p>
      <text:p text:style-name="Heading_20_2"><text:bookmark text:name="_wzpnxd3xtfdv"/>5.1 Elección de Fuentes</text:p>
      <text:p text:style-name="Standard">Reglas fundamentales para selección tipográfica:</text:p>
      <text:p text:style-name="Standard"><text:span text:style-name="T9">✅ Legibilidad ante todo:</text:span></text:p>
      <text:list xml:id="list3443866260" text:style-name="WWNum39">
        <text:list-item>
          <text:p text:style-name="P48">Evitar fuentes decorativas o con serifas finas en interfaces.</text:p>
        </text:list-item>
        <text:list-item>
          <text:p text:style-name="P48">Ejemplo de mala práctica: Usar Brush Script en un formulario médico.</text:p>
        </text:list-item>
      </text:list>
      <text:p text:style-name="Standard"><text:span text:style-name="T9">✅ Preferir Sans-Serif para pantallas:</text:span></text:p>
      <text:list xml:id="list2419970062" text:style-name="WWNum43">
        <text:list-item>
          <text:p text:style-name="P49"><text:span text:style-name="T9">Top 5 fuentes para UI:</text:span></text:p>
          <text:list>
            <text:list-item>
              <text:p text:style-name="P88">Roboto (Android) → Neutral y versátil.</text:p>
            </text:list-item>
            <text:list-item>
              <text:p text:style-name="P88">Open Sans → Excelente legibilidad en pequeños tamaños.</text:p>
            </text:list-item>
            <text:list-item>
              <text:p text:style-name="P88">Montserrat → Moderna para títulos.</text:p>
            </text:list-item>
            <text:list-item>
              <text:p text:style-name="P88">Inter → Optimizada para pantallas de baja resolución.</text:p>
            </text:list-item>
            <text:list-item>
              <text:p text:style-name="P88">SF Pro (iOS) → Alta legibilidad en móviles.</text:p>
            </text:list-item>
          </text:list>
        </text:list-item>
      </text:list>
      <text:p text:style-name="Standard"><text:span text:style-name="T9">✅ Máximo 2 familias tipográficas:</text:span></text:p>
      <text:list xml:id="list1485656317" text:style-name="WWNum5">
        <text:list-item>
          <text:p text:style-name="P50"><text:span text:style-name="T9">Combinación clásica:</text:span></text:p>
          <text:list>
            <text:list-item>
              <text:p text:style-name="P89">Títulos: Montserrat Bold (impacto visual).</text:p>
            </text:list-item>
            <text:list-item>
              <text:p text:style-name="P89">Cuerpo: Open Sans Regular (legibilidad prolongada).</text:p>
            </text:list-item>
          </text:list>
        </text:list-item>
      </text:list>
      <text:p text:style-name="Standard"><text:span text:style-name="T9">Recursos gratuitos:</text:span></text:p>
      <text:list xml:id="list683121569" text:style-name="WWNum9">
        <text:list-item>
          <text:p text:style-name="P51">Google Fonts: <text:a xlink:type="simple" xlink:href="https://fonts.google.com/" text:style-name="ListLabel_20_460" text:visited-style-name="ListLabel_20_460"><text:span text:style-name="T16">https://fonts.google.com</text:span></text:a></text:p>
        </text:list-item>
        <text:list-item>
          <text:p text:style-name="P51">Font Pair: <text:a xlink:type="simple" xlink:href="https://fontpair.co/" text:style-name="ListLabel_20_460" text:visited-style-name="ListLabel_20_460"><text:span text:style-name="T16">https://fontpair.co</text:span></text:a> (combinaciones predefinidas).</text:p>
        </text:list-item>
      </text:list>
      <text:p text:style-name="Heading_20_2"><text:bookmark text:name="_t1npt3eafgvm"/><text:soft-page-break/>5.2 Jerarquía Visual</text:p>
      <text:p text:style-name="Standard">Escala tipográfica estándar para móvil/web:</text:p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row table:style-name="Table5.1">
          <table:table-cell table:style-name="Table5.A1" office:value-type="string">
            <text:p text:style-name="P25"><text:span text:style-name="T9">Elemento</text:span></text:p>
          </table:table-cell>
          <table:table-cell table:style-name="Table5.B1" office:value-type="string">
            <text:p text:style-name="P25"><text:span text:style-name="T9">Tamaño</text:span></text:p>
          </table:table-cell>
          <table:table-cell table:style-name="Table5.B1" office:value-type="string">
            <text:p text:style-name="P25"><text:span text:style-name="T9">Peso</text:span></text:p>
          </table:table-cell>
          <table:table-cell table:style-name="Table5.B1" office:value-type="string">
            <text:p text:style-name="P25"><text:span text:style-name="T9">Color</text:span></text:p>
          </table:table-cell>
          <table:table-cell table:style-name="Table5.B1" office:value-type="string">
            <text:p text:style-name="P25"><text:span text:style-name="T9">Uso</text:span>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H1 (Título)</text:span></text:p>
          </table:table-cell>
          <table:table-cell table:style-name="Table5.B1" office:value-type="string">
            <text:p text:style-name="P25">24-32 px</text:p>
          </table:table-cell>
          <table:table-cell table:style-name="Table5.B1" office:value-type="string">
            <text:p text:style-name="P25">Bold</text:p>
          </table:table-cell>
          <table:table-cell table:style-name="Table5.B1" office:value-type="string">
            <text:p text:style-name="P25">#000000</text:p>
          </table:table-cell>
          <table:table-cell table:style-name="Table5.B1" office:value-type="string">
            <text:p text:style-name="P25">Nombres de pantalla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H2 (Subtítulo)</text:span></text:p>
          </table:table-cell>
          <table:table-cell table:style-name="Table5.B1" office:value-type="string">
            <text:p text:style-name="P25">18-22 px</text:p>
          </table:table-cell>
          <table:table-cell table:style-name="Table5.B1" office:value-type="string">
            <text:p text:style-name="P25">SemiBold</text:p>
          </table:table-cell>
          <table:table-cell table:style-name="Table5.B1" office:value-type="string">
            <text:p text:style-name="P25">#333333</text:p>
          </table:table-cell>
          <table:table-cell table:style-name="Table5.B1" office:value-type="string">
            <text:p text:style-name="P25">Secciones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Body (Texto)</text:span></text:p>
          </table:table-cell>
          <table:table-cell table:style-name="Table5.B1" office:value-type="string">
            <text:p text:style-name="P25">16-18 px</text:p>
          </table:table-cell>
          <table:table-cell table:style-name="Table5.B1" office:value-type="string">
            <text:p text:style-name="P25">Regular</text:p>
          </table:table-cell>
          <table:table-cell table:style-name="Table5.B1" office:value-type="string">
            <text:p text:style-name="P25">#555555</text:p>
          </table:table-cell>
          <table:table-cell table:style-name="Table5.B1" office:value-type="string">
            <text:p text:style-name="P25">Párrafos, botones</text:p>
          </table:table-cell>
        </table:table-row>
        <table:table-row table:style-name="Table5.2">
          <table:table-cell table:style-name="Table5.A1" office:value-type="string">
            <text:p text:style-name="P25"><text:span text:style-name="T9">Footnote</text:span></text:p>
          </table:table-cell>
          <table:table-cell table:style-name="Table5.B1" office:value-type="string">
            <text:p text:style-name="P25">12-14 px</text:p>
          </table:table-cell>
          <table:table-cell table:style-name="Table5.B1" office:value-type="string">
            <text:p text:style-name="P25">Light</text:p>
          </table:table-cell>
          <table:table-cell table:style-name="Table5.B1" office:value-type="string">
            <text:p text:style-name="P25">#777777</text:p>
          </table:table-cell>
          <table:table-cell table:style-name="Table5.B1" office:value-type="string">
            <text:p text:style-name="P25">Leyendas, ayudas</text:p>
          </table:table-cell>
        </table:table-row>
      </table:table>
      <text:p text:style-name="Standard"><text:span text:style-name="T9">Técnicas para reforzar jerarquía:</text:span></text:p>
      <text:list xml:id="list3413947232" text:style-name="WWNum7">
        <text:list-item>
          <text:p text:style-name="P52">Contraste de peso: H1 en Bold (700) vs Body en Regular (400).</text:p>
        </text:list-item>
        <text:list-item>
          <text:p text:style-name="P52">Color estratégico: Títulos en negro (#000), texto secundario en gris (#6C757D).</text:p>
        </text:list-item>
        <text:list-item>
          <text:p text:style-name="P52">Espaciado vertical: Doble espacio entre títulos y cuerpo.</text:p>
        </text:list-item>
      </text:list>
      <text:p text:style-name="Heading_20_2"><text:bookmark text:name="_dl6bwddt7qfc"/>5.3 Espaciado y Alineación</text:p>
      <text:p text:style-name="Standard">Buenas prácticas profesionales:</text:p>
      <text:p text:style-name="Standard"><text:span text:style-name="T9">📏 Interlineado (Line-height):</text:span></text:p>
      <text:list xml:id="list2670825843" text:style-name="WWNum15">
        <text:list-item>
          <text:p text:style-name="P53">Móvil: 1.5x el tamaño de fuente (ej.: 16px → 24px).</text:p>
        </text:list-item>
        <text:list-item>
          <text:p text:style-name="P53">Desktop: 1.4x (para líneas más largas).</text:p>
        </text:list-item>
      </text:list>
      <text:p text:style-name="Standard"><text:span text:style-name="T9">🔠 Alineación:</text:span></text:p>
      <text:list xml:id="list2215257942" text:style-name="WWNum19">
        <text:list-item>
          <text:p text:style-name="P54">Texto largo: Siempre alineado a la izquierda (mejor legibilidad).</text:p>
        </text:list-item>
        <text:list-item>
          <text:p text:style-name="P54">Centrado: Solo para títulos breves (&lt;2 líneas) o frases destacadas.</text:p>
        </text:list-item>
        <text:list-item>
          <text:p text:style-name="P54">Justificado: ❌ Evitar en interfaces (crea "ríos" de espacio blanco).</text:p>
        </text:list-item>
      </text:list>
      <text:p text:style-name="Standard"><text:span text:style-name="T9">Errores comunes:</text:span></text:p>
      <text:list xml:id="list1711440279" text:style-name="WWNum22">
        <text:list-item>
          <text:p text:style-name="P55"><text:soft-page-break/>❌ Interlineado &lt;1.2x (texto apretado).</text:p>
        </text:list-item>
        <text:list-item>
          <text:p text:style-name="P55">❌ Mezclar alineaciones en una misma pantalla.</text:p>
        </text:list-item>
      </text:list>
      <text:p text:style-name="Standard"><text:span text:style-name="T9">Plantillas listas para usar:</text:span></text:p>
      <text:list xml:id="list712328592" text:style-name="WWNum38">
        <text:list-item>
          <text:p text:style-name="P56">Escala tipográfica en Figma:</text:p>
        </text:list-item>
      </text:list>
      <text:p text:style-name="P106"><text:a xlink:type="simple" xlink:href="https://www.figma.com/community/file/888356646442115999" text:style-name="ListLabel_20_460" text:visited-style-name="ListLabel_20_460"><text:span text:style-name="T16">https://www.figma.com/community/file/888356646442115999</text:span></text:a></text:p>
      <text:list xml:id="list112506833358393" text:continue-numbering="true" text:style-name="WWNum38">
        <text:list-item>
          <text:p text:style-name="P56">Guía de accesibilidad WCAG: <text:a xlink:type="simple" xlink:href="https://www.w3.org/WAI/tips/designing/" text:style-name="ListLabel_20_460" text:visited-style-name="ListLabel_20_460"><text:span text:style-name="T16">https://www.w3.org/WAI/tips/designing/</text:span></text:a></text:p>
        </text:list-item>
      </text:list>
      <text:p text:style-name="Heading_20_1"><text:bookmark text:name="_tdv9m3bowx1k"/>6. Distribución Visual (Layout)</text:p>
      <text:p text:style-name="Standard">Cómo organizar elementos para una experiencia intuitiva y equilibrada</text:p>
      <text:p text:style-name="Heading_20_2"><text:bookmark text:name="_jijdpbirpk51"/>6.1 Principios de Diseño Visual</text:p>
      <text:p text:style-name="Standard">Reglas universales para layouts efectivos:</text:p>
      <text:list xml:id="list281287831" text:style-name="WWNum1">
        <text:list-item>
          <text:p text:style-name="P57"><text:span text:style-name="T9">Proximidad</text:span></text:p>
          <text:list>
            <text:list-item>
              <text:p text:style-name="P90">Agrupar elementos relacionados visualmente.</text:p>
            </text:list-item>
            <text:list-item>
              <text:p text:style-name="P90">Ejemplo: En un formulario, juntar "Nombre", "Apellido" y "Email" con menos espacio entre ellos que con otros grupos.</text:p>
            </text:list-item>
          </text:list>
        </text:list-item>
        <text:list-item>
          <text:p text:style-name="P57"><text:span text:style-name="T9">Alineación</text:span></text:p>
          <text:list>
            <text:list-item>
              <text:p text:style-name="P90">Usar grids invisibles para ordenar contenido.</text:p>
            </text:list-item>
            <text:list-item>
              <text:p text:style-name="P90">Truco: Activar guías en Figma (Ctrl + G) o usar sistemas como 8px Grid.</text:p>
            </text:list-item>
          </text:list>
        </text:list-item>
        <text:list-item>
          <text:p text:style-name="P57"><text:span text:style-name="T9">Repetición</text:span></text:p>
          <text:list>
            <text:list-item>
              <text:p text:style-name="P90">Mantener consistencia en márgenes, paddings y estilos.</text:p>
            </text:list-item>
            <text:list-item>
              <text:p text:style-name="P90">Ejemplo: Todos los botones con 12px de padding vertical/horizontal.</text:p>
            </text:list-item>
          </text:list>
        </text:list-item>
        <text:list-item>
          <text:p text:style-name="P57"><text:span text:style-name="T9">Contraste</text:span></text:p>
          <text:list>
            <text:list-item>
              <text:p text:style-name="P90">Diferenciar secciones con color, tamaño o espacio.</text:p>
            </text:list-item>
            <text:list-item>
              <text:p text:style-name="P90"><text:soft-page-break/>Caso: Fondo oscuro para el header vs. fondo claro para el contenido.</text:p>
            </text:list-item>
          </text:list>
        </text:list-item>
        <text:list-item>
          <text:p text:style-name="P57"><text:span text:style-name="T9">Espacio en blanco</text:span></text:p>
          <text:list>
            <text:list-item>
              <text:p text:style-name="P90">Mínimo recomendado: 16px entre secciones principales.</text:p>
            </text:list-item>
            <text:list-item>
              <text:p text:style-name="P90">Beneficio: Reduce la fatiga visual en un 30% (NNGroup).</text:p>
            </text:list-item>
          </text:list>
        </text:list-item>
      </text:list>
      <text:p text:style-name="Heading_20_2"><text:bookmark text:name="_i5dhxgw4rov5"/>6.2 <text:s/>Rejillas (Grids)</text:p>
      <text:p text:style-name="Standard">Sistemas para estructurar interfaces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5"><text:span text:style-name="T9">Tipo de Grid</text:span></text:p>
          </table:table-cell>
          <table:table-cell table:style-name="Table6.B1" office:value-type="string">
            <text:p text:style-name="P25"><text:span text:style-name="T9">Uso</text:span></text:p>
          </table:table-cell>
          <table:table-cell table:style-name="Table6.B1" office:value-type="string">
            <text:p text:style-name="P25"><text:span text:style-name="T9">Ejemplo</text:span></text:p>
          </table:table-cell>
        </table:table-row>
        <table:table-row table:style-name="Table6.2">
          <table:table-cell table:style-name="Table6.A1" office:value-type="string">
            <text:p text:style-name="P25">12-columnas</text:p>
          </table:table-cell>
          <table:table-cell table:style-name="Table6.B1" office:value-type="string">
            <text:p text:style-name="P25">Webs complejas</text:p>
          </table:table-cell>
          <table:table-cell table:style-name="Table6.B1" office:value-type="string">
            <text:p text:style-name="P25">Bootstrap, CSS Grid</text:p>
          </table:table-cell>
        </table:table-row>
        <table:table-row table:style-name="Table6.2">
          <table:table-cell table:style-name="Table6.A1" office:value-type="string">
            <text:p text:style-name="P25">8px Grid</text:p>
          </table:table-cell>
          <table:table-cell table:style-name="Table6.B1" office:value-type="string">
            <text:p text:style-name="P25">Apps móviles</text:p>
          </table:table-cell>
          <table:table-cell table:style-name="Table6.B1" office:value-type="string">
            <text:p text:style-name="P25">Espaciados en múltiplos de 8</text:p>
          </table:table-cell>
        </table:table-row>
        <table:table-row table:style-name="Table6.2">
          <table:table-cell table:style-name="Table6.A1" office:value-type="string">
            <text:p text:style-name="P25">Baseline</text:p>
          </table:table-cell>
          <table:table-cell table:style-name="Table6.B1" office:value-type="string">
            <text:p text:style-name="P25">Alinear texto</text:p>
          </table:table-cell>
          <table:table-cell table:style-name="Table6.B1" office:value-type="string">
            <text:p text:style-name="P25">Interlineado consistente</text:p>
          </table:table-cell>
        </table:table-row>
      </table:table>
      <text:p text:style-name="Standard"><text:span text:style-name="T9">Herramientas:</text:span></text:p>
      <text:list xml:id="list1528927346" text:style-name="WWNum17">
        <text:list-item>
          <text:p text:style-name="P58">Figma Layout Grids: Configurar columnas/gutters.</text:p>
        </text:list-item>
        <text:list-item>
          <text:p text:style-name="P58">CSS Grid Generator: <text:a xlink:type="simple" xlink:href="https://cssgrid-generator.netlify.app/" text:style-name="ListLabel_20_460" text:visited-style-name="ListLabel_20_460"><text:span text:style-name="T16">https://cssgrid-generator.netlify.app/</text:span></text:a></text:p>
        </text:list-item>
      </text:list>
      <text:p text:style-name="Heading_20_2"><text:bookmark text:name="_o0fudlyplykk"/>6.3 Layouts Comunes</text:p>
      <text:p text:style-name="Standard">Patrones probados para diferentes necesidades:</text:p>
      <text:list xml:id="list2137673806" text:style-name="WWNum48">
        <text:list-item>
          <text:p text:style-name="P59"><text:span text:style-name="T9">Cabecera – Cuerpo – Pie</text:span></text:p>
          <text:list>
            <text:list-item>
              <text:p text:style-name="P91">Ejemplo: Google Search.</text:p>
            </text:list-item>
            <text:list-item>
              <text:p text:style-name="P91">Ventaja: Familiar para usuarios.</text:p>
            </text:list-item>
          </text:list>
        </text:list-item>
        <text:list-item>
          <text:p text:style-name="P59"><text:span text:style-name="T9">Menú Lateral + Contenido</text:span></text:p>
          <text:list>
            <text:list-item>
              <text:p text:style-name="P91">Ejemplo: Gmail (menú izquierdo).</text:p>
            </text:list-item>
            <text:list-item>
              <text:p text:style-name="P91">Ideal para: Apps con muchas secciones.</text:p>
            </text:list-item>
          </text:list>
        </text:list-item>
        <text:list-item>
          <text:p text:style-name="P59"><text:soft-page-break/><text:span text:style-name="T9">Tarjetas (Cards)</text:span></text:p>
          <text:list>
            <text:list-item>
              <text:p text:style-name="P91">Ejemplo: Pinterest o Netflix.</text:p>
            </text:list-item>
            <text:list-item>
              <text:p text:style-name="P91">Beneficio: Escala bien en responsive.</text:p>
            </text:list-item>
          </text:list>
        </text:list-item>
        <text:list-item>
          <text:p text:style-name="P59"><text:span text:style-name="T9">Full-Screen Scroll</text:span></text:p>
          <text:list>
            <text:list-item>
              <text:p text:style-name="P91">Ejemplo: Páginas de producto en Apple.</text:p>
            </text:list-item>
            <text:list-item>
              <text:p text:style-name="P91">Truco: Usar "scroll snapping" para secciones.</text:p>
            </text:list-item>
          </text:list>
        </text:list-item>
        <text:list-item>
          <text:p text:style-name="P59"><text:span text:style-name="T9">Responsive Adaptativo</text:span></text:p>
          <text:list>
            <text:list-item>
              <text:p text:style-name="P91">Técnicas:</text:p>
              <text:list>
                <text:list-item>
                  <text:p text:style-name="P105">Menú hamburguesa en móvil → Barra completa en desktop.</text:p>
                </text:list-item>
                <text:list-item>
                  <text:p text:style-name="P105">Grid de 2 columnas (móvil) → 4 columnas (desktop).</text:p>
                </text:list-item>
              </text:list>
            </text:list-item>
          </text:list>
        </text:list-item>
      </text:list>
      <text:p text:style-name="Standard"><text:span text:style-name="T9">Comparativa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5"><text:span text:style-name="T9">Layout</text:span></text:p>
          </table:table-cell>
          <table:table-cell table:style-name="Table7.B1" office:value-type="string">
            <text:p text:style-name="P25"><text:span text:style-name="T9">Mejor para</text:span></text:p>
          </table:table-cell>
          <table:table-cell table:style-name="Table7.B1" office:value-type="string">
            <text:p text:style-name="P25"><text:span text:style-name="T9">Ejemplo Real</text:span></text:p>
          </table:table-cell>
        </table:table-row>
        <table:table-row table:style-name="Table7.2">
          <table:table-cell table:style-name="Table7.A1" office:value-type="string">
            <text:p text:style-name="P25">Cards</text:p>
          </table:table-cell>
          <table:table-cell table:style-name="Table7.B1" office:value-type="string">
            <text:p text:style-name="P25">Contenido visual</text:p>
          </table:table-cell>
          <table:table-cell table:style-name="Table7.B1" office:value-type="string">
            <text:p text:style-name="P25">Instagram, Airbnb</text:p>
          </table:table-cell>
        </table:table-row>
        <table:table-row table:style-name="Table7.2">
          <table:table-cell table:style-name="Table7.A1" office:value-type="string">
            <text:p text:style-name="P25">Sidebar</text:p>
          </table:table-cell>
          <table:table-cell table:style-name="Table7.B1" office:value-type="string">
            <text:p text:style-name="P25">Herramientas complejas</text:p>
          </table:table-cell>
          <table:table-cell table:style-name="Table7.B1" office:value-type="string">
            <text:p text:style-name="P25">Slack, Figma</text:p>
          </table:table-cell>
        </table:table-row>
        <table:table-row table:style-name="Table7.2">
          <table:table-cell table:style-name="Table7.A1" office:value-type="string">
            <text:p text:style-name="P25">Centrado</text:p>
          </table:table-cell>
          <table:table-cell table:style-name="Table7.B1" office:value-type="string">
            <text:p text:style-name="P25">Landing pages</text:p>
          </table:table-cell>
          <table:table-cell table:style-name="Table7.B1" office:value-type="string">
            <text:p text:style-name="P25">Squarespace templates</text:p>
          </table:table-cell>
        </table:table-row>
      </table:table>
      <text:p text:style-name="Standard"/>
      <text:p text:style-name="Standard"><text:span text:style-name="T9">Kit de Recursos Prácticos</text:span></text:p>
      <text:list xml:id="list4065614537" text:style-name="WWNum34">
        <text:list-item>
          <text:p text:style-name="P60">Plantillas de Grids:</text:p>
          <text:list>
            <text:list-item>
              <text:p text:style-name="P92"><text:a xlink:type="simple" xlink:href="https://www.figma.com/community/file/888356646442115999" text:style-name="ListLabel_20_460" text:visited-style-name="ListLabel_20_460"><text:span text:style-name="T16">Figma UI Grids</text:span></text:a></text:p>
            </text:list-item>
          </text:list>
        </text:list-item>
        <text:list-item>
          <text:p text:style-name="P60">Ejemplos de Layouts:</text:p>
          <text:list>
            <text:list-item>
              <text:p text:style-name="P92"><text:a xlink:type="simple" xlink:href="https://land-book.com/" text:style-name="ListLabel_20_460" text:visited-style-name="ListLabel_20_460"><text:span text:style-name="T16">Land-book Inspo</text:span></text:a></text:p>
            </text:list-item>
          </text:list>
        </text:list-item>
        <text:list-item>
          <text:p text:style-name="P60"><text:soft-page-break/>Guía Responsive:</text:p>
          <text:list>
            <text:list-item>
              <text:p text:style-name="P92"><text:a xlink:type="simple" xlink:href="https://developer.mozilla.org/es/docs/Learn/CSS/CSS_layout/Responsive_Design" text:style-name="ListLabel_20_460" text:visited-style-name="ListLabel_20_460"><text:span text:style-name="T16">MDN Web Docs</text:span></text:a></text:p>
            </text:list-item>
          </text:list>
        </text:list-item>
      </text:list>
      <text:p text:style-name="Heading_20_1"><text:bookmark text:name="_ilngtq9tkmvs"/>7. Diseño Responsive y Mobile-First</text:p>
      <text:p text:style-name="Standard">Estrategias para interfaces adaptables y centradas en móvil.</text:p>
      <text:p text:style-name="Standard">🔹 Conceptos Clave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5"><text:span text:style-name="T9">Término</text:span></text:p>
          </table:table-cell>
          <table:table-cell table:style-name="Table8.B1" office:value-type="string">
            <text:p text:style-name="P25"><text:span text:style-name="T9">Definición</text:span></text:p>
          </table:table-cell>
          <table:table-cell table:style-name="Table8.B1" office:value-type="string">
            <text:p text:style-name="P25"><text:span text:style-name="T9">Ejemplo</text:span></text:p>
          </table:table-cell>
        </table:table-row>
        <table:table-row table:style-name="Table8.2">
          <table:table-cell table:style-name="Table8.A1" office:value-type="string">
            <text:p text:style-name="P25"><text:span text:style-name="T9">Responsive</text:span></text:p>
          </table:table-cell>
          <table:table-cell table:style-name="Table8.B1" office:value-type="string">
            <text:p text:style-name="P25">Diseño que se ajusta automáticamente al tamaño y orientación de la pantalla.</text:p>
          </table:table-cell>
          <table:table-cell table:style-name="Table8.B1" office:value-type="string">
            <text:p text:style-name="P25">Una web que pasa de 4 columnas (desktop) a 1 (móvil).</text:p>
          </table:table-cell>
        </table:table-row>
        <table:table-row table:style-name="Table8.3">
          <table:table-cell table:style-name="Table8.A1" office:value-type="string">
            <text:p text:style-name="P25"><text:span text:style-name="T9">Mobile-First</text:span></text:p>
          </table:table-cell>
          <table:table-cell table:style-name="Table8.B1" office:value-type="string">
            <text:p text:style-name="P25">Metodología que prioriza el diseño para móvil antes que para desktop.</text:p>
          </table:table-cell>
          <table:table-cell table:style-name="Table8.B1" office:value-type="string">
            <text:p text:style-name="P25">Comenzar con un menú hamburguesa en móvil y luego adaptarlo a una barra superior en desktop.</text:p>
          </table:table-cell>
        </table:table-row>
      </table:table>
      <text:p text:style-name="Standard"/>
      <text:p text:style-name="P107"><text:span text:style-name="T8"><text:s/>📖 </text:span><text:span text:style-name="T9">Importante: </text:span>El 58% del tráfico web global proviene de móvil y esta cifra aumenta año a año.</text:p>
      <text:p text:style-name="Standard"><text:span text:style-name="T9">Buenas Prácticas para Mobile-First</text:span></text:p>
      <text:p text:style-name="Standard"><text:span text:style-name="T9">1. Menús Hamburguesa</text:span></text:p>
      <text:list xml:id="list1812842060" text:style-name="WWNum26">
        <text:list-item>
          <text:p text:style-name="P61"><text:span text:style-name="T9">¿Por qué?</text:span> Ahorra espacio en pantallas pequeñas.</text:p>
        </text:list-item>
        <text:list-item>
          <text:p text:style-name="P61"><text:span text:style-name="T9">Cómo implementarlo:</text:span></text:p>
          <text:list>
            <text:list-item>
              <text:p text:style-name="P93">Icono ☰ en la esquina superior.</text:p>
            </text:list-item>
            <text:list-item>
              <text:p text:style-name="P93">Menú desplegable con opciones clave.</text:p>
            </text:list-item>
            <text:list-item>
              <text:p text:style-name="P93">Ejemplo: <text:a xlink:type="simple" xlink:href="https://i.imgur.com/5GY9Bkl.png" text:style-name="ListLabel_20_460" text:visited-style-name="ListLabel_20_460"><text:span text:style-name="T16">Spotify móvil</text:span></text:a>.</text:p>
            </text:list-item>
          </text:list>
        </text:list-item>
      </text:list>
      <text:p text:style-name="Standard"><text:span text:style-name="T9">2. Botones Táctiles</text:span></text:p>
      <text:list xml:id="list1601796274" text:style-name="WWNum28">
        <text:list-item>
          <text:p text:style-name="P62"><text:span text:style-name="T9">Tamaño mínim</text:span>o: 48x48 píxeles (recomendación de Apple/Google).</text:p>
        </text:list-item>
        <text:list-item>
          <text:p text:style-name="P62"><text:span text:style-name="T9">Espaciado</text:span>: 8-12px entre botones para evitar errores de clic.</text:p>
        </text:list-item>
        <text:list-item>
          <text:p text:style-name="P62"><text:span text:style-name="T9">Ejemplo de error:</text:span> ❌ Botón de 32px en móvil (difícil de tocar).</text:p>
        </text:list-item>
      </text:list>
      <text:p text:style-name="Standard"><text:soft-page-break/><text:span text:style-name="T9">3. Contenido Prioritario</text:span></text:p>
      <text:list xml:id="list1195728548" text:style-name="WWNum30">
        <text:list-item>
          <text:p text:style-name="P63"><text:span text:style-name="T9">Regla 80/20</text:span>: Mostrar solo el 20% de funcionalidades clave en móvil.</text:p>
        </text:list-item>
        <text:list-item>
          <text:p text:style-name="P63"><text:span text:style-name="T9">Técnicas</text:span>:</text:p>
          <text:list>
            <text:list-item>
              <text:p text:style-name="P94">Ocultar elementos secundarios bajo pestañas o "Ver más".</text:p>
            </text:list-item>
            <text:list-item>
              <text:p text:style-name="P94">Eliminar imágenes decorativas en móvil.</text:p>
            </text:list-item>
          </text:list>
        </text:list-item>
      </text:list>
      <text:p text:style-name="Standard"><text:span text:style-name="T9">4. Tipografía Responsive</text:span></text:p>
      <text:list xml:id="list2505768519" text:style-name="WWNum2">
        <text:list-item>
          <text:p text:style-name="P64"><text:span text:style-name="T9">Escala adaptable:</text:span></text:p>
          <text:list>
            <text:list-item>
              <text:p text:style-name="P95">Móvil: Títulos 22px, cuerpo 16px.</text:p>
            </text:list-item>
            <text:list-item>
              <text:p text:style-name="P95">Desktop: Títulos 28px, cuerpo 18px.</text:p>
            </text:list-item>
          </text:list>
        </text:list-item>
      </text:list>
      <text:p text:style-name="Standard"><text:span text:style-name="T9">5. Media Queries (CSS)</text:span></text:p>
      <text:list xml:id="list1379237449" text:style-name="WWNum4">
        <text:list-item>
          <text:p text:style-name="P65">Puntos de corte típicos. Ejemplo en CSS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08"><text:span text:style-name="T17">/* Móvil: &lt;768px */</text:span><text:span text:style-name="T18"><text:line-break/>@</text:span><text:span text:style-name="T19">media</text:span><text:span text:style-name="T18"> (max-width: </text:span><text:span text:style-name="T20">768px</text:span><text:span text:style-name="T18">) { ... } <text:s/><text:line-break/></text:span><text:span text:style-name="T17">/* Tablet: 768px-1024px */</text:span><text:span text:style-name="T18"><text:line-break/>@</text:span><text:span text:style-name="T19">media</text:span><text:span text:style-name="T18"> (min-width: </text:span><text:span text:style-name="T20">768px</text:span><text:span text:style-name="T18">) and (max-width: </text:span><text:span text:style-name="T20">1024px</text:span><text:span text:style-name="T18">) { ... } <text:s/><text:line-break/></text:span><text:span text:style-name="T17">/* Desktop: &gt;1024px */</text:span><text:span text:style-name="T18"><text:line-break/>@</text:span><text:span text:style-name="T19">media</text:span><text:span text:style-name="T18"> (min-width: </text:span><text:span text:style-name="T20">1024px</text:span><text:span text:style-name="T18">) { ... }</text:span></text:p>
          </table:table-cell>
        </table:table-row>
      </table:table>
      <text:p text:style-name="Standard"/>
      <text:p text:style-name="Standard"><text:span text:style-name="T9">Ejemplo de Flujo Mobile-First</text:span></text:p>
      <text:list xml:id="list1319047811" text:style-name="WWNum25">
        <text:list-item>
          <text:p text:style-name="P66"><text:span text:style-name="T9">Diseñar para móvil:</text:span></text:p>
          <text:list>
            <text:list-item>
              <text:p text:style-name="P96">Menú hamburguesa.</text:p>
            </text:list-item>
            <text:list-item>
              <text:p text:style-name="P96">Botón flotante de acción principal (+).</text:p>
            </text:list-item>
            <text:list-item>
              <text:p text:style-name="P96">Texto conciso.</text:p>
            </text:list-item>
          </text:list>
        </text:list-item>
        <text:list-item>
          <text:p text:style-name="P66"><text:span text:style-name="T9">Adaptar a tablet:</text:span></text:p>
          <text:list>
            <text:list-item>
              <text:p text:style-name="P96">Mostrar 2 columnas en lugar de 1.</text:p>
            </text:list-item>
            <text:list-item>
              <text:p text:style-name="P96">Menú semi-expandido.</text:p>
            </text:list-item>
          </text:list>
        </text:list-item>
        <text:list-item>
          <text:p text:style-name="P66"><text:soft-page-break/><text:span text:style-name="T9">Escalar a desktop</text:span>:</text:p>
          <text:list>
            <text:list-item>
              <text:p text:style-name="P96">Barra de navegación horizontal.</text:p>
            </text:list-item>
            <text:list-item>
              <text:p text:style-name="P96">Grid de 4 columnas.</text:p>
            </text:list-item>
          </text:list>
        </text:list-item>
      </text:list>
      <text:p text:style-name="Standard"><text:span text:style-name="T9">Herramientas para probar:</text:span></text:p>
      <text:list xml:id="list3688000811" text:style-name="WWNum23">
        <text:list-item>
          <text:p text:style-name="P67"><text:a xlink:type="simple" xlink:href="https://developer.chrome.com/docs/devtools/" text:style-name="ListLabel_20_460" text:visited-style-name="ListLabel_20_460"><text:span text:style-name="T16">Chrome DevTools</text:span></text:a> (Simulador de dispositivos).</text:p>
        </text:list-item>
        <text:list-item>
          <text:p text:style-name="P67"><text:a xlink:type="simple" xlink:href="https://responsively.app/" text:style-name="ListLabel_20_460" text:visited-style-name="ListLabel_20_460"><text:span text:style-name="T16">Responsively App</text:span></text:a> (Visualización simultánea en múltiples pantallas).</text:p>
        </text:list-item>
      </text:list>
      <text:p text:style-name="Standard"><text:span text:style-name="T9">Errores Comunes a Evitar</text:span></text:p>
      <text:list xml:id="list2907148157" text:style-name="WWNum20">
        <text:list-item>
          <text:p text:style-name="P68">❌ Toque muerto: Áreas no clickeables cerca de botones.</text:p>
        </text:list-item>
        <text:list-item>
          <text:p text:style-name="P68">❌ Scroll horizontal: Forzar al usuario a desplazarse lateralmente.</text:p>
        </text:list-item>
        <text:list-item>
          <text:p text:style-name="P68">❌ Imágenes no optimizadas: Que ralenticen la carga en móvil.</text:p>
        </text:list-item>
      </text:list>
      <text:p text:style-name="P107"><text:span text:style-name="T8"><text:s/>📖 </text:span><text:span text:style-name="T9">Importante:</text:span> El diseño responsive no es una opción, es una necesidad.</text:p>
      <text:p text:style-name="Standard"><text:span text:style-name="T9">Recursos adicionales:</text:span></text:p>
      <text:list xml:id="list889075520" text:style-name="WWNum3">
        <text:list-item>
          <text:p text:style-name="P69">Guía completa de Media Queries: <text:a xlink:type="simple" xlink:href="https://developer.mozilla.org/es/docs/Web/CSS/Media_Queries" text:style-name="ListLabel_20_460" text:visited-style-name="ListLabel_20_460"><text:span text:style-name="T16">MDN Web Docs</text:span></text:a></text:p>
        </text:list-item>
        <text:list-item>
          <text:p text:style-name="P69">Ejemplos de diseño mobile-first: <text:a xlink:type="simple" xlink:href="https://www.awwwards.com/websites/mobile/" text:style-name="ListLabel_20_460" text:visited-style-name="ListLabel_20_460"><text:span text:style-name="T16">Awwwards Mobile</text:span></text:a></text:p>
        </text:list-item>
      </text:list>
      <text:p text:style-name="Heading_20_1"><text:bookmark text:name="_cy0jbtsdn700"/>8. Recursos para Aprender Diseño de Interfaz de Usuario (UI)</text:p>
      <text:p text:style-name="Standard"><text:span text:style-name="T9">📚 Libros</text:span></text:p>
      <text:list xml:id="list317505767" text:style-name="WWNum12">
        <text:list-item>
          <text:p text:style-name="P70">"Designing Interfaces" (Jenifer Tidwell)</text:p>
        </text:list-item>
        <text:list-item>
          <text:p text:style-name="P70">"Refactoring UI" (Adam Wathan &amp; Steve Schoger)</text:p>
        </text:list-item>
        <text:list-item>
          <text:p text:style-name="P70">"The Non-Designer's Design Book" (Robin Williams)</text:p>
        </text:list-item>
      </text:list>
      <text:p text:style-name="Standard"><text:span text:style-name="T9">🎓 Cursos en Línea</text:span></text:p>
      <text:list xml:id="list754283293" text:style-name="WWNum50">
        <text:list-item>
          <text:p text:style-name="P71">"UI Design Fundamentals" (DesignCourse)</text:p>
          <text:list>
            <text:list-item>
              <text:p text:style-name="P97"><text:soft-page-break/><text:a xlink:type="simple" xlink:href="https://www.youtube.com/playlist?list=PL0eyrZgxdwhxNGMWROnaY35NLrEjTdybM" text:style-name="ListLabel_20_460" text:visited-style-name="ListLabel_20_460"><text:span text:style-name="T16">https://www.youtube.com/playlist?list=PL0eyrZgxdwhxNGMWROnaY35NLrEjTdybM</text:span></text:a></text:p>
            </text:list-item>
          </text:list>
        </text:list-item>
      </text:list>
      <text:p text:style-name="P9"/>
      <text:list xml:id="list112505927891211" text:continue-numbering="true" text:style-name="WWNum50">
        <text:list-item>
          <text:p text:style-name="P71">"UI Design Patterns for Successful Software" (Interaction Design Foundation)</text:p>
          <text:list>
            <text:list-item>
              <text:p text:style-name="P97"><text:a xlink:type="simple" xlink:href="https://www.interaction-design.org/courses/ui-design-patterns-for-successful-software" text:style-name="ListLabel_20_460" text:visited-style-name="ListLabel_20_460"><text:span text:style-name="T16">https://www.interaction-design.org/courses/ui-design-patterns-for-successful-software</text:span></text:a></text:p>
            </text:list-item>
          </text:list>
        </text:list-item>
      </text:list>
      <text:p text:style-name="Standard"><text:span text:style-name="T9">🛠 Herramientas Prácticas</text:span></text:p>
      <text:list xml:id="list1008283" text:style-name="WWNum33">
        <text:list-item>
          <text:p text:style-name="P72">Adobe Color (Paletas de color)</text:p>
          <text:list>
            <text:list-item>
              <text:p text:style-name="P98">URL: <text:a xlink:type="simple" xlink:href="https://color.adobe.com/" text:style-name="ListLabel_20_460" text:visited-style-name="ListLabel_20_460"><text:span text:style-name="T16">https://color.adobe.com</text:span></text:a></text:p>
            </text:list-item>
          </text:list>
        </text:list-item>
        <text:list-item>
          <text:p text:style-name="P72">Google Fonts (Tipografías gratuitas)</text:p>
          <text:list>
            <text:list-item>
              <text:p text:style-name="P98">URL: <text:a xlink:type="simple" xlink:href="https://fonts.google.com/" text:style-name="ListLabel_20_460" text:visited-style-name="ListLabel_20_460"><text:span text:style-name="T16">https://fonts.google.com</text:span></text:a></text:p>
            </text:list-item>
          </text:list>
        </text:list-item>
        <text:list-item>
          <text:p text:style-name="P72">Figma UI Grids (Plantillas de layout)</text:p>
          <text:list>
            <text:list-item>
              <text:p text:style-name="P98">URL: <text:a xlink:type="simple" xlink:href="https://www.figma.com/community/file/888356646442115999" text:style-name="ListLabel_20_460" text:visited-style-name="ListLabel_20_460"><text:span text:style-name="T16">https://www.figma.com/community/file/888356646442115999</text:span></text:a></text:p>
            </text:list-item>
          </text:list>
        </text:list-item>
        <text:list-item>
          <text:p text:style-name="P72">Coolors (Generador de paletas)</text:p>
          <text:list>
            <text:list-item>
              <text:p text:style-name="P98">URL: <text:a xlink:type="simple" xlink:href="https://coolors.co/" text:style-name="ListLabel_20_460" text:visited-style-name="ListLabel_20_460"><text:span text:style-name="T16">https://coolors.co</text:span></text:a></text:p>
            </text:list-item>
          </text:list>
        </text:list-item>
      </text:list>
      <text:p text:style-name="Standard"><text:span text:style-name="T9">📽 Tutoriales en Video</text:span></text:p>
      <text:list xml:id="list3004232304" text:style-name="WWNum36">
        <text:list-item>
          <text:p text:style-name="P73">"Typography in UI Design" (Flux Academy)</text:p>
          <text:list>
            <text:list-item>
              <text:p text:style-name="P99"><text:a xlink:type="simple" xlink:href="https://www.youtube.com/watch?v=agbh1wbfJt8" text:style-name="ListLabel_20_460" text:visited-style-name="ListLabel_20_460"><text:span text:style-name="T16">https://www.youtube.com/watch?v=agbh1wbfJt8</text:span></text:a></text:p>
            </text:list-item>
          </text:list>
        </text:list-item>
        <text:list-item>
          <text:p text:style-name="P73">"8-Point Grid System" (UXcel)</text:p>
          <text:list>
            <text:list-item>
              <text:p text:style-name="P99"><text:s/><text:a xlink:type="simple" xlink:href="https://www.youtube.com/watch?v=EyD6nF1-9po" text:style-name="ListLabel_20_460" text:visited-style-name="ListLabel_20_460"><text:span text:style-name="T16">https://www.youtube.com/watch?v=EyD6nF1-9po</text:span></text:a></text:p>
            </text:list-item>
          </text:list>
        </text:list-item>
        <text:list-item>
          <text:p text:style-name="P73">"Mobile UI Design Tutorial" (Dansky)</text:p>
          <text:list>
            <text:list-item>
              <text:p text:style-name="P99"><text:a xlink:type="simple" xlink:href="https://www.youtube.com/watch?v=WzWXpnQX_bM" text:style-name="ListLabel_20_460" text:visited-style-name="ListLabel_20_460"><text:span text:style-name="T16">https://www.youtube.com/watch?v=WzWXpnQX_bM</text:span></text:a></text:p>
            </text:list-item>
          </text:list>
        </text:list-item>
      </text:list>
      <text:p text:style-name="Standard"><text:span text:style-name="T9">📌 Comunidades y Plantillas</text:span></text:p>
      <text:list xml:id="list3492520238" text:style-name="WWNum42">
        <text:list-item>
          <text:p text:style-name="P74"><text:soft-page-break/>Figma Community (Recursos gratuitos)</text:p>
          <text:list>
            <text:list-item>
              <text:p text:style-name="P100"><text:a xlink:type="simple" xlink:href="https://www.figma.com/community" text:style-name="ListLabel_20_460" text:visited-style-name="ListLabel_20_460"><text:span text:style-name="T16">https://www.figma.com/community</text:span></text:a></text:p>
            </text:list-item>
          </text:list>
        </text:list-item>
        <text:list-item>
          <text:p text:style-name="P74">UI Movement (Inspiración diaria)</text:p>
          <text:list>
            <text:list-item>
              <text:p text:style-name="P100"><text:s/><text:a xlink:type="simple" xlink:href="https://uimovement.com/" text:style-name="ListLabel_20_460" text:visited-style-name="ListLabel_20_460"><text:span text:style-name="T16">https://uimovement.com</text:span></text:a></text:p>
            </text:list-item>
          </text:list>
        </text:list-item>
        <text:list-item>
          <text:p text:style-name="P74">Dribbble Color Palettes</text:p>
          <text:list>
            <text:list-item>
              <text:p text:style-name="P100"><text:s/><text:a xlink:type="simple" xlink:href="https://dribbble.com/colors" text:style-name="ListLabel_20_460" text:visited-style-name="ListLabel_20_460"><text:span text:style-name="T16">https://dribbble.com/colors</text:span></text:a></text:p>
            </text:list-item>
          </text:list>
        </text:list-item>
      </text:list>
      <text:p text:style-name="Standard"><text:span text:style-name="T9">🔍 Guías de Referencia</text:span></text:p>
      <text:list xml:id="list2044970837" text:style-name="WWNum8">
        <text:list-item>
          <text:p text:style-name="P75">Material Design Guidelines (Google)</text:p>
          <text:list>
            <text:list-item>
              <text:p text:style-name="P101">URL: <text:a xlink:type="simple" xlink:href="https://material.io/design" text:style-name="ListLabel_20_460" text:visited-style-name="ListLabel_20_460"><text:span text:style-name="T16">https://material.io/design</text:span></text:a></text:p>
            </text:list-item>
          </text:list>
        </text:list-item>
        <text:list-item>
          <text:p text:style-name="P75">Apple Human Interface Guidelines</text:p>
          <text:list>
            <text:list-item>
              <text:p text:style-name="P101">URL: <text:a xlink:type="simple" xlink:href="https://developer.apple.com/design/human-interface-guidelines" text:style-name="ListLabel_20_460" text:visited-style-name="ListLabel_20_460"><text:span text:style-name="T16">https://developer.apple.com/design/human-interface-guidelines</text:span></text:a></text:p>
            </text:list-item>
          </text:list>
        </text:list-item>
        <text:list-item>
          <text:p text:style-name="P75">WCAG 2.1 (Accesibilidad)</text:p>
          <text:list>
            <text:list-item>
              <text:p text:style-name="P101">URL: <text:a xlink:type="simple" xlink:href="https://www.w3.org/WAI/standards-guidelines/wcag/" text:style-name="ListLabel_20_460" text:visited-style-name="ListLabel_20_460"><text:span text:style-name="T16">https://www.w3.org/WAI/standards-guidelines/wcag/</text:span></text:a></text:p>
            </text:list-item>
          </text:list>
        </text:list-item>
      </text:list>
      <text:p text:style-name="Standard"><text:span text:style-name="T9">Kit de Inicio Rápido</text:span></text:p>
      <text:list xml:id="list3072773459" text:style-name="WWNum24">
        <text:list-item>
          <text:p text:style-name="P76">Cheatsheet de Tipografía</text:p>
          <text:list>
            <text:list-item>
              <text:p text:style-name="P102">URL: <text:a xlink:type="simple" xlink:href="https://www.typewolf.com/cheatsheet" text:style-name="ListLabel_20_460" text:visited-style-name="ListLabel_20_460"><text:span text:style-name="T16">https://www.typewolf.com/cheatsheet</text:span></text:a></text:p>
            </text:list-item>
          </text:list>
        </text:list-item>
        <text:list-item>
          <text:p text:style-name="P76">Guía de Espaciado (8-Point Grid)</text:p>
          <text:list>
            <text:list-item>
              <text:p text:style-name="P102">URL: <text:a xlink:type="simple" xlink:href="https://spec.fm/specifics/8-pt-grid" text:style-name="ListLabel_20_460" text:visited-style-name="ListLabel_20_460"><text:span text:style-name="T16">https://spec.fm/specifics/8-pt-grid</text:span></text:a></text:p>
            </text:list-item>
          </text:list>
        </text:list-item>
      </text:list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01" style:display-name="ListLabel 10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37" style:display-name="ListLabel 13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82" style:display-name="ListLabel 18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9" style:display-name="ListLabel 20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8" style:display-name="ListLabel 21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27" style:display-name="ListLabel 22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63" style:display-name="ListLabel 26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0" style:display-name="ListLabel 29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9" style:display-name="ListLabel 29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8" style:display-name="ListLabel 308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17" style:display-name="ListLabel 31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6" style:display-name="ListLabel 32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7" style:display-name="ListLabel 32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53" style:display-name="ListLabel 35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71" style:display-name="ListLabel 37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0" style:display-name="ListLabel 38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8" style:display-name="ListLabel 39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07" style:display-name="ListLabel 40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25" style:display-name="ListLabel 42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26" style:display-name="ListLabel 42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34" style:display-name="ListLabel 43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style:style style:name="ListLabel_20_442" style:display-name="ListLabel 44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43" style:display-name="ListLabel 44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52" style:display-name="ListLabel 452" style:family="text">
      <style:text-properties style:text-underline-style="none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0" style:display-name="ListLabel 46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8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1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1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2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9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9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9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0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0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0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1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2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32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3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3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7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7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7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number text:level="2" text:style-name="ListLabel_20_38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9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9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9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9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9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9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9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0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0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0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0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0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40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1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1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1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1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1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1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2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2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2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text:style-name="ListLabel_20_42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42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42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3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3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43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3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3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3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4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4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4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44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4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4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4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5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5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5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5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5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5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5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 <text:s text:c="42"/><text:tab/>Unidad 04 - Diseño de Interfaz de Usuario - Colores, Tipografía y Layouts</text:span></text:p>
      </style:header>
      <style:footer>
        <text:p text:style-name="MP4"><text:span text:style-name="MT1">CFGS DAM<text:tab/><text:tab/>Unidad 04 - Página </text:span><text:page-number text:select-page="current">2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4" meta:object-count="0" meta:page-count="20" meta:paragraph-count="479" meta:word-count="2591" meta:character-count="16967" meta:non-whitespace-character-count="15015"/>
    <meta:generator>LibreOfficeDev/6.0.5.2$Linux_X86_64 LibreOffice_project/</meta:generator>
  </office:meta>
</office:document-meta>
</file>